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Light" svg:font-family="'Noto Sans Light'" style:font-family-generic="roman" style:font-pitch="variable"/>
    <style:font-face style:name="Noto Sans Regular" svg:font-family="'Noto Sans Regular'" style:font-family-generic="roman" style:font-pitch="variable"/>
    <style:font-face style:name="Noto Sans SemiBold" svg:font-family="'Noto Sans SemiBold'"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office:font-face-decls>
  <office:automatic-styles>
    <style:style style:name="GrubaSilaNaš" style:family="table">
      <style:table-properties style:width="6.6965in" fo:margin-left="0in" table:align="left"/>
    </style:style>
    <style:style style:name="GrubaSilaNaš.A" style:family="table-column">
      <style:table-column-properties style:column-width="1.3382in"/>
    </style:style>
    <style:style style:name="GrubaSilaNaš.B" style:family="table-column">
      <style:table-column-properties style:column-width="1.9729in"/>
    </style:style>
    <style:style style:name="GrubaSilaNaš.C" style:family="table-column">
      <style:table-column-properties style:column-width="1.3764in"/>
    </style:style>
    <style:style style:name="GrubaSilaNaš.D" style:family="table-column">
      <style:table-column-properties style:column-width="2.009in"/>
    </style:style>
    <style:style style:name="GrubaSilaNaš.A1" style:family="table-cell">
      <style:table-cell-properties fo:padding="0.0382in" fo:border-left="0.05pt solid #000000" fo:border-right="none" fo:border-top="0.05pt solid #000000" fo:border-bottom="0.05pt solid #000000"/>
    </style:style>
    <style:style style:name="GrubaSilaNaš.D1" style:family="table-cell">
      <style:table-cell-properties fo:padding="0.0382in" fo:border="0.05pt solid #000000"/>
    </style:style>
    <style:style style:name="GrubaSilaNaš.A2" style:family="table-cell">
      <style:table-cell-properties fo:padding="0.0382in" fo:border-left="0.05pt solid #000000" fo:border-right="none" fo:border-top="none" fo:border-bottom="0.05pt solid #000000"/>
    </style:style>
    <style:style style:name="GrubaSilaNaš.D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16" style:family="table-row">
      <style:table-row-properties style:min-row-height="0.2715in"/>
    </style:style>
    <style:style style:name="P1" style:family="paragraph" style:parent-style-name="Standard">
      <style:text-properties officeooo:rsid="001efc7d" officeooo:paragraph-rsid="001efc7d"/>
    </style:style>
    <style:style style:name="P2" style:family="paragraph" style:parent-style-name="Standard">
      <style:paragraph-properties fo:text-align="center" style:justify-single-word="false"/>
      <style:text-properties fo:font-size="16pt" officeooo:rsid="001efc7d" officeooo:paragraph-rsid="001efc7d" style:font-size-asian="16pt" style:font-size-complex="16pt"/>
    </style:style>
    <style:style style:name="P3" style:family="paragraph" style:parent-style-name="Standard">
      <style:paragraph-properties fo:text-align="center" style:justify-single-word="false"/>
      <style:text-properties fo:font-size="16pt" officeooo:rsid="00227269" officeooo:paragraph-rsid="00227269" style:font-size-asian="16pt" style:font-size-complex="16pt"/>
    </style:style>
    <style:style style:name="P4" style:family="paragraph" style:parent-style-name="Standard">
      <style:paragraph-properties fo:text-align="center" style:justify-single-word="false"/>
      <style:text-properties fo:font-size="16pt" officeooo:rsid="00234065" officeooo:paragraph-rsid="00234065" style:font-size-asian="16pt" style:font-size-complex="16pt"/>
    </style:style>
    <style:style style:name="P5" style:family="paragraph" style:parent-style-name="Standard">
      <style:paragraph-properties fo:text-align="center" style:justify-single-word="false"/>
      <style:text-properties fo:font-size="16pt" officeooo:rsid="002e78fe" officeooo:paragraph-rsid="002e78fe" style:font-size-asian="14pt" style:font-size-complex="16pt"/>
    </style:style>
    <style:style style:name="P6" style:family="paragraph" style:parent-style-name="Standard">
      <style:paragraph-properties fo:text-align="center" style:justify-single-word="false"/>
      <style:text-properties fo:font-size="16pt" officeooo:rsid="002d80da" officeooo:paragraph-rsid="002d80da" style:font-size-asian="14pt" style:font-size-complex="16pt"/>
    </style:style>
    <style:style style:name="P7" style:family="paragraph" style:parent-style-name="Standard">
      <style:paragraph-properties fo:text-align="start" style:justify-single-word="false"/>
      <style:text-properties fo:font-size="12pt" officeooo:rsid="0028778a" officeooo:paragraph-rsid="002a64cc" style:font-size-asian="12pt" style:font-size-complex="12pt"/>
    </style:style>
    <style:style style:name="P8" style:family="paragraph" style:parent-style-name="Standard">
      <style:paragraph-properties fo:text-align="start" style:justify-single-word="false"/>
      <style:text-properties fo:font-size="12pt" officeooo:rsid="0028778a" officeooo:paragraph-rsid="0028778a" style:font-size-asian="12pt" style:font-size-complex="12pt"/>
    </style:style>
    <style:style style:name="P9" style:family="paragraph" style:parent-style-name="Standard">
      <style:paragraph-properties fo:text-align="start" style:justify-single-word="false"/>
      <style:text-properties fo:font-size="12pt" officeooo:rsid="002a64cc" officeooo:paragraph-rsid="002a64cc" style:font-size-asian="12pt" style:font-size-complex="12pt"/>
    </style:style>
    <style:style style:name="P10" style:family="paragraph" style:parent-style-name="Standard">
      <style:paragraph-properties fo:text-align="start" style:justify-single-word="false"/>
      <style:text-properties fo:font-size="12pt" officeooo:rsid="002c1ea5" officeooo:paragraph-rsid="002a64cc" style:font-size-asian="12pt" style:font-size-complex="12pt"/>
    </style:style>
    <style:style style:name="P11" style:family="paragraph" style:parent-style-name="Standard">
      <style:paragraph-properties fo:text-align="start" style:justify-single-word="false"/>
      <style:text-properties fo:font-size="12pt" officeooo:rsid="002c1ea5" officeooo:paragraph-rsid="002c1ea5" style:font-size-asian="12pt" style:font-size-complex="12pt"/>
    </style:style>
    <style:style style:name="P12" style:family="paragraph" style:parent-style-name="Standard">
      <style:paragraph-properties fo:text-align="start" style:justify-single-word="false"/>
      <style:text-properties fo:font-size="12pt" officeooo:rsid="002f49aa" officeooo:paragraph-rsid="002f49aa" style:font-size-asian="12pt" style:font-size-complex="12pt"/>
    </style:style>
    <style:style style:name="P13" style:family="paragraph" style:parent-style-name="Standard">
      <style:paragraph-properties fo:text-align="start" style:justify-single-word="false"/>
      <style:text-properties fo:font-size="12pt" officeooo:rsid="00325fbb" officeooo:paragraph-rsid="002f49aa" style:font-size-asian="12pt" style:font-size-complex="12pt"/>
    </style:style>
    <style:style style:name="P14" style:family="paragraph" style:parent-style-name="Standard">
      <style:paragraph-properties fo:text-align="start" style:justify-single-word="false"/>
      <style:text-properties fo:font-size="12pt" officeooo:rsid="0032cfe7" officeooo:paragraph-rsid="0032cfe7" style:font-size-asian="12pt" style:font-size-complex="12pt"/>
    </style:style>
    <style:style style:name="P15" style:family="paragraph" style:parent-style-name="Standard">
      <style:paragraph-properties fo:text-align="start" style:justify-single-word="false"/>
      <style:text-properties fo:font-size="12pt" officeooo:rsid="00344588" officeooo:paragraph-rsid="00344588" style:font-size-asian="12pt" style:font-size-complex="12pt"/>
    </style:style>
    <style:style style:name="P16" style:family="paragraph" style:parent-style-name="Standard">
      <style:paragraph-properties fo:text-align="start" style:justify-single-word="false"/>
      <style:text-properties fo:font-size="12pt" officeooo:rsid="00344588" officeooo:paragraph-rsid="003d16f2" style:font-size-asian="12pt" style:font-size-complex="12pt"/>
    </style:style>
    <style:style style:name="P17" style:family="paragraph" style:parent-style-name="Standard">
      <style:paragraph-properties fo:text-align="start" style:justify-single-word="false"/>
      <style:text-properties fo:font-size="12pt" officeooo:rsid="0035a225" officeooo:paragraph-rsid="0035a225" style:font-size-asian="12pt" style:font-size-complex="12pt"/>
    </style:style>
    <style:style style:name="P18" style:family="paragraph" style:parent-style-name="Standard">
      <style:paragraph-properties fo:text-align="center" style:justify-single-word="false"/>
      <style:text-properties fo:font-size="12pt" officeooo:rsid="0035a225" officeooo:paragraph-rsid="0035a225" style:font-size-asian="12pt" style:font-size-complex="12pt"/>
    </style:style>
    <style:style style:name="P19" style:family="paragraph" style:parent-style-name="Standard">
      <style:paragraph-properties fo:text-align="start" style:justify-single-word="false"/>
      <style:text-properties fo:font-size="12pt" officeooo:rsid="0037e1e5" officeooo:paragraph-rsid="0037e1e5" style:font-size-asian="12pt" style:font-size-complex="12pt"/>
    </style:style>
    <style:style style:name="P20" style:family="paragraph" style:parent-style-name="Standard">
      <style:paragraph-properties fo:text-align="start" style:justify-single-word="false"/>
      <style:text-properties fo:font-size="12pt" officeooo:rsid="0064b893" officeooo:paragraph-rsid="0064b893" style:font-size-asian="12pt" style:font-size-complex="12pt"/>
    </style:style>
    <style:style style:name="P21" style:family="paragraph" style:parent-style-name="Standard">
      <style:paragraph-properties fo:text-align="start" style:justify-single-word="false"/>
      <style:text-properties fo:font-size="12pt" officeooo:paragraph-rsid="0064b893"/>
    </style:style>
    <style:style style:name="P22" style:family="paragraph" style:parent-style-name="Standard">
      <style:paragraph-properties fo:text-align="start" style:justify-single-word="false"/>
      <style:text-properties fo:font-size="12pt" officeooo:rsid="007b5ad2" officeooo:paragraph-rsid="007b5ad2" style:font-size-asian="10.5pt" style:font-size-complex="12pt"/>
    </style:style>
    <style:style style:name="P23" style:family="paragraph" style:parent-style-name="Standard">
      <style:paragraph-properties fo:text-align="start" style:justify-single-word="false"/>
      <style:text-properties fo:font-size="12pt" officeooo:rsid="007e3e72" officeooo:paragraph-rsid="007e3e72" style:font-size-asian="10.5pt" style:font-size-complex="12pt"/>
    </style:style>
    <style:style style:name="P24" style:family="paragraph" style:parent-style-name="Standard">
      <style:paragraph-properties fo:text-align="start" style:justify-single-word="false"/>
      <style:text-properties fo:font-size="12pt" officeooo:rsid="00844b9b" officeooo:paragraph-rsid="00844b9b" style:font-size-asian="10.5pt" style:font-size-complex="12pt"/>
    </style:style>
    <style:style style:name="P25" style:family="paragraph" style:parent-style-name="Standard">
      <style:paragraph-properties fo:text-align="center" style:justify-single-word="false"/>
      <style:text-properties fo:font-size="12pt" officeooo:rsid="00844b9b" officeooo:paragraph-rsid="00844b9b" style:font-size-asian="10.5pt" style:font-size-complex="12pt"/>
    </style:style>
    <style:style style:name="P26" style:family="paragraph" style:parent-style-name="Standard">
      <style:paragraph-properties fo:text-align="start" style:justify-single-word="false"/>
      <style:text-properties fo:font-size="12pt" officeooo:rsid="0085eff4" officeooo:paragraph-rsid="0085eff4" style:font-size-asian="10.5pt" style:font-size-complex="12pt"/>
    </style:style>
    <style:style style:name="P27" style:family="paragraph" style:parent-style-name="Standard">
      <style:paragraph-properties fo:text-align="center" style:justify-single-word="false"/>
      <style:text-properties fo:font-size="12pt" officeooo:rsid="0087aaa0" officeooo:paragraph-rsid="0087aaa0" style:font-size-asian="10.5pt" style:font-size-complex="12pt"/>
    </style:style>
    <style:style style:name="P28" style:family="paragraph" style:parent-style-name="Standard">
      <style:paragraph-properties fo:text-align="start" style:justify-single-word="false"/>
      <style:text-properties fo:font-size="12pt" officeooo:rsid="0087aaa0" officeooo:paragraph-rsid="0087aaa0" style:font-size-asian="10.5pt" style:font-size-complex="12pt"/>
    </style:style>
    <style:style style:name="P29" style:family="paragraph" style:parent-style-name="Standard">
      <style:paragraph-properties fo:text-align="start" style:justify-single-word="false"/>
      <style:text-properties fo:font-size="12pt" officeooo:rsid="008cfcb9" officeooo:paragraph-rsid="008cfcb9" style:font-size-asian="10.5pt" style:font-size-complex="12pt"/>
    </style:style>
    <style:style style:name="P30" style:family="paragraph" style:parent-style-name="Standard">
      <style:paragraph-properties fo:text-align="center" style:justify-single-word="false"/>
      <style:text-properties fo:font-size="12pt" officeooo:rsid="0090c869" officeooo:paragraph-rsid="0087aaa0" style:font-size-asian="10.5pt" style:font-size-complex="12pt"/>
    </style:style>
    <style:style style:name="P31" style:family="paragraph" style:parent-style-name="Standard">
      <style:paragraph-properties fo:text-align="center" style:justify-single-word="false"/>
      <style:text-properties fo:font-size="12pt" fo:font-style="italic" officeooo:rsid="0094822d" officeooo:paragraph-rsid="0094822d" style:font-size-asian="10.5pt" style:font-style-asian="italic" style:font-size-complex="12pt" style:font-style-complex="italic"/>
    </style:style>
    <style:style style:name="P32" style:family="paragraph" style:parent-style-name="Standard">
      <style:paragraph-properties fo:text-align="start" style:justify-single-word="false"/>
      <style:text-properties fo:font-size="12pt" fo:font-weight="bold" officeooo:rsid="008cfcb9" officeooo:paragraph-rsid="0094822d" style:font-size-asian="10.5pt" style:font-weight-asian="bold" style:font-size-complex="12pt" style:font-weight-complex="bold"/>
    </style:style>
    <style:style style:name="P33" style:family="paragraph" style:parent-style-name="Standard">
      <style:paragraph-properties fo:text-align="start" style:justify-single-word="false"/>
      <style:text-properties fo:font-size="12pt" fo:font-weight="bold" officeooo:rsid="0090c869" officeooo:paragraph-rsid="0094822d"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size="12pt" fo:font-weight="bold" officeooo:rsid="008f3162" officeooo:paragraph-rsid="0094822d" style:font-size-asian="10.5pt" style:font-weight-asian="bold" style:font-size-complex="12pt" style:font-weight-complex="bold"/>
    </style:style>
    <style:style style:name="P35" style:family="paragraph" style:parent-style-name="Standard">
      <style:paragraph-properties fo:text-align="start" style:justify-single-word="false"/>
      <style:text-properties fo:font-size="12pt" fo:font-weight="bold" officeooo:rsid="008da2a4" officeooo:paragraph-rsid="0094822d" style:font-size-asian="10.5pt" style:font-weight-asian="bold" style:font-size-complex="12pt" style:font-weight-complex="bold"/>
    </style:style>
    <style:style style:name="P36" style:family="paragraph" style:parent-style-name="Standard">
      <style:paragraph-properties fo:text-align="start" style:justify-single-word="false"/>
      <style:text-properties fo:font-size="12pt" fo:font-weight="bold" officeooo:rsid="009aa02f" officeooo:paragraph-rsid="009aa02f" style:font-size-asian="10.5pt" style:font-weight-asian="bold" style:font-size-complex="12pt" style:font-weight-complex="bold"/>
    </style:style>
    <style:style style:name="P37" style:family="paragraph" style:parent-style-name="Standard">
      <style:paragraph-properties fo:text-align="center" style:justify-single-word="false"/>
      <style:text-properties fo:font-size="14pt" officeooo:rsid="001efc7d" officeooo:paragraph-rsid="001efc7d" style:font-size-asian="14pt" style:font-size-complex="14pt"/>
    </style:style>
    <style:style style:name="P38" style:family="paragraph" style:parent-style-name="Standard">
      <style:paragraph-properties fo:text-align="center" style:justify-single-word="false"/>
      <style:text-properties fo:font-size="14pt" officeooo:rsid="00234065" officeooo:paragraph-rsid="00234065" style:font-size-asian="14pt" style:font-size-complex="14pt"/>
    </style:style>
    <style:style style:name="P39" style:family="paragraph" style:parent-style-name="Standard">
      <style:paragraph-properties fo:text-align="center" style:justify-single-word="false"/>
      <style:text-properties fo:font-size="14pt" officeooo:rsid="0026ec19" officeooo:paragraph-rsid="0026ec19" style:font-size-asian="14pt" style:font-size-complex="14pt"/>
    </style:style>
    <style:style style:name="P40" style:family="paragraph" style:parent-style-name="Standard">
      <style:paragraph-properties fo:text-align="center" style:justify-single-word="false"/>
      <style:text-properties fo:font-size="14pt" officeooo:rsid="00272273" officeooo:paragraph-rsid="00272273" style:font-size-asian="14pt" style:font-size-complex="14pt"/>
    </style:style>
    <style:style style:name="P41" style:family="paragraph" style:parent-style-name="Standard">
      <style:paragraph-properties fo:text-align="center" style:justify-single-word="false"/>
      <style:text-properties fo:font-size="14pt" officeooo:rsid="003b083d" officeooo:paragraph-rsid="003b083d" style:font-size-asian="14pt" style:font-size-complex="14pt"/>
    </style:style>
    <style:style style:name="P42" style:family="paragraph" style:parent-style-name="Standard">
      <style:paragraph-properties fo:text-align="start" style:justify-single-word="false"/>
      <style:text-properties fo:font-size="14pt" officeooo:rsid="003d16f2" officeooo:paragraph-rsid="003d16f2" style:font-size-asian="14pt" style:font-size-complex="14pt"/>
    </style:style>
    <style:style style:name="P43" style:family="paragraph" style:parent-style-name="Standard">
      <style:paragraph-properties fo:text-align="start" style:justify-single-word="false"/>
      <style:text-properties fo:font-size="14pt" officeooo:rsid="003e8531" officeooo:paragraph-rsid="003e8531" style:font-size-asian="14pt" style:font-size-complex="14pt"/>
    </style:style>
    <style:style style:name="P44" style:family="paragraph" style:parent-style-name="Standard">
      <style:paragraph-properties fo:text-align="start" style:justify-single-word="false"/>
      <style:text-properties fo:font-size="14pt" officeooo:rsid="002a64cc" officeooo:paragraph-rsid="002a64cc" style:font-size-asian="14pt" style:font-size-complex="14pt"/>
    </style:style>
    <style:style style:name="P45" style:family="paragraph" style:parent-style-name="Standard">
      <style:paragraph-properties fo:text-align="start" style:justify-single-word="false"/>
      <style:text-properties fo:font-size="14pt" officeooo:rsid="0028778a" officeooo:paragraph-rsid="0028778a" style:font-size-asian="14pt" style:font-size-complex="14pt"/>
    </style:style>
    <style:style style:name="P46" style:family="paragraph" style:parent-style-name="Standard">
      <style:paragraph-properties fo:text-align="start" style:justify-single-word="false"/>
      <style:text-properties fo:font-size="14pt" officeooo:rsid="00344588" officeooo:paragraph-rsid="00344588" style:font-size-asian="14pt" style:font-size-complex="14pt"/>
    </style:style>
    <style:style style:name="P47" style:family="paragraph" style:parent-style-name="Standard">
      <style:paragraph-properties fo:text-align="start" style:justify-single-word="false"/>
      <style:text-properties fo:font-size="14pt" officeooo:rsid="00412736" officeooo:paragraph-rsid="00412736" style:font-size-asian="14pt" style:font-size-complex="14pt"/>
    </style:style>
    <style:style style:name="P48" style:family="paragraph" style:parent-style-name="Standard">
      <style:paragraph-properties fo:text-align="start" style:justify-single-word="false"/>
      <style:text-properties fo:font-size="14pt" officeooo:rsid="0043330c" officeooo:paragraph-rsid="0043330c" style:font-size-asian="14pt" style:font-size-complex="14pt"/>
    </style:style>
    <style:style style:name="P49" style:family="paragraph" style:parent-style-name="Standard">
      <style:paragraph-properties fo:text-align="center" style:justify-single-word="false"/>
      <style:text-properties fo:font-size="14pt" style:font-size-asian="14pt" style:font-size-complex="14pt"/>
    </style:style>
    <style:style style:name="P50" style:family="paragraph" style:parent-style-name="Standard">
      <style:paragraph-properties fo:text-align="center" style:justify-single-word="false"/>
      <style:text-properties fo:font-size="14pt" officeooo:rsid="0087aaa0" officeooo:paragraph-rsid="0087aaa0" style:font-size-asian="14pt" style:font-size-complex="14pt"/>
    </style:style>
    <style:style style:name="P51" style:family="paragraph" style:parent-style-name="Standard">
      <style:paragraph-properties fo:text-align="center" style:justify-single-word="false"/>
      <style:text-properties fo:font-size="14pt" officeooo:rsid="0028778a" officeooo:paragraph-rsid="0028778a" style:font-size-asian="12.25pt" style:font-size-complex="14pt"/>
    </style:style>
    <style:style style:name="P52" style:family="paragraph" style:parent-style-name="Standard">
      <style:paragraph-properties fo:text-align="center" style:justify-single-word="false"/>
      <style:text-properties fo:font-size="14pt" officeooo:rsid="00632853" officeooo:paragraph-rsid="00632853" style:font-size-asian="12.25pt" style:font-size-complex="14pt"/>
    </style:style>
    <style:style style:name="P53" style:family="paragraph" style:parent-style-name="Standard">
      <style:paragraph-properties fo:text-align="center" style:justify-single-word="false"/>
      <style:text-properties fo:font-size="14pt" officeooo:rsid="0076cdac" officeooo:paragraph-rsid="0076cdac" style:font-size-asian="12.25pt" style:font-size-complex="14pt"/>
    </style:style>
    <style:style style:name="P54" style:family="paragraph" style:parent-style-name="Standard">
      <style:paragraph-properties fo:text-align="center" style:justify-single-word="false"/>
      <style:text-properties fo:font-size="20pt" officeooo:rsid="001efc7d" officeooo:paragraph-rsid="001efc7d" style:font-size-asian="20pt" style:font-size-complex="20pt"/>
    </style:style>
    <style:style style:name="P55" style:family="paragraph" style:parent-style-name="Standard">
      <style:paragraph-properties fo:text-align="start" style:justify-single-word="false"/>
      <style:text-properties officeooo:rsid="0024c374" officeooo:paragraph-rsid="0024c374"/>
    </style:style>
    <style:style style:name="P56" style:family="paragraph" style:parent-style-name="Standard">
      <style:paragraph-properties fo:text-align="start" style:justify-single-word="false"/>
      <style:text-properties officeooo:rsid="00263c8c" officeooo:paragraph-rsid="00263c8c"/>
    </style:style>
    <style:style style:name="P57" style:family="paragraph" style:parent-style-name="Standard">
      <style:paragraph-properties fo:text-align="start" style:justify-single-word="false"/>
      <style:text-properties officeooo:rsid="00263c8c" officeooo:paragraph-rsid="00272273"/>
    </style:style>
    <style:style style:name="P58" style:family="paragraph" style:parent-style-name="Standard">
      <style:paragraph-properties fo:text-align="start" style:justify-single-word="false"/>
      <style:text-properties officeooo:rsid="00263c8c" officeooo:paragraph-rsid="0028778a"/>
    </style:style>
    <style:style style:name="P59" style:family="paragraph" style:parent-style-name="Standard">
      <style:paragraph-properties fo:text-align="center" style:justify-single-word="false"/>
      <style:text-properties officeooo:rsid="00263c8c" officeooo:paragraph-rsid="0028778a"/>
    </style:style>
    <style:style style:name="P60" style:family="paragraph" style:parent-style-name="Standard">
      <style:paragraph-properties fo:text-align="start" style:justify-single-word="false"/>
      <style:text-properties officeooo:rsid="0028778a" officeooo:paragraph-rsid="0028778a"/>
    </style:style>
    <style:style style:name="P61" style:family="paragraph" style:parent-style-name="Standard">
      <style:paragraph-properties fo:text-align="start" style:justify-single-word="false"/>
      <style:text-properties style:text-position="0% 100%" fo:font-size="12pt" fo:font-weight="normal" officeooo:rsid="003d16f2" officeooo:paragraph-rsid="003d16f2"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style:text-position="0% 100%" fo:font-size="12pt" fo:font-weight="normal" officeooo:rsid="003e8531" officeooo:paragraph-rsid="003d16f2" style:font-size-asian="12pt" style:font-weight-asian="normal" style:font-size-complex="12pt" style:font-weight-complex="normal"/>
    </style:style>
    <style:style style:name="P63" style:family="paragraph" style:parent-style-name="Standard">
      <style:paragraph-properties fo:text-align="start" style:justify-single-word="false"/>
      <style:text-properties style:text-position="0% 100%" fo:font-size="12pt" fo:font-weight="normal" officeooo:rsid="003e8531" officeooo:paragraph-rsid="003e8531" style:font-size-asian="12pt" style:font-weight-asian="normal" style:font-size-complex="12pt" style:font-weight-complex="normal"/>
    </style:style>
    <style:style style:name="P64" style:family="paragraph" style:parent-style-name="Standard">
      <style:paragraph-properties fo:text-align="start" style:justify-single-word="false"/>
      <style:text-properties style:text-position="0% 100%" fo:font-size="12pt" fo:font-weight="normal" officeooo:rsid="003f9e45" officeooo:paragraph-rsid="003e8531" style:font-size-asian="12pt" style:font-weight-asian="normal" style:font-size-complex="12pt" style:font-weight-complex="normal"/>
    </style:style>
    <style:style style:name="P65" style:family="paragraph" style:parent-style-name="Standard">
      <style:paragraph-properties fo:text-align="start" style:justify-single-word="false"/>
      <style:text-properties style:text-position="0% 100%" fo:font-size="12pt" fo:font-weight="normal" officeooo:rsid="0044c60c" officeooo:paragraph-rsid="0044c60c" style:font-size-asian="12pt" style:font-weight-asian="normal" style:font-size-complex="12pt" style:font-weight-complex="normal"/>
    </style:style>
    <style:style style:name="P66" style:family="paragraph" style:parent-style-name="Standard">
      <style:paragraph-properties fo:text-align="start" style:justify-single-word="false"/>
      <style:text-properties style:text-position="0% 100%" fo:font-size="12pt" fo:font-weight="normal" officeooo:rsid="00421891" officeooo:paragraph-rsid="00412736" style:font-size-asian="12pt" style:font-weight-asian="normal" style:font-size-complex="12pt" style:font-weight-complex="normal"/>
    </style:style>
    <style:style style:name="P67" style:family="paragraph" style:parent-style-name="Standard">
      <style:paragraph-properties fo:text-align="start" style:justify-single-word="false"/>
      <style:text-properties style:text-position="0% 100%" fo:font-size="12pt" fo:font-weight="normal" officeooo:rsid="0043330c" officeooo:paragraph-rsid="0043330c" style:font-size-asian="12pt" style:font-weight-asian="normal" style:font-size-complex="12pt" style:font-weight-complex="normal"/>
    </style:style>
    <style:style style:name="P68" style:family="paragraph" style:parent-style-name="Standard">
      <style:paragraph-properties fo:text-align="start" style:justify-single-word="false"/>
      <style:text-properties style:text-position="0% 100%" fo:font-size="12pt" fo:font-weight="normal" officeooo:rsid="004c8383" officeooo:paragraph-rsid="004c8383" style:font-size-asian="12pt" style:font-weight-asian="normal" style:font-size-complex="12pt" style:font-weight-complex="normal"/>
    </style:style>
    <style:style style:name="P69" style:family="paragraph" style:parent-style-name="Standard">
      <style:paragraph-properties fo:text-align="start" style:justify-single-word="false"/>
      <style:text-properties style:text-position="0% 100%" fo:font-size="12pt" fo:font-weight="normal" officeooo:rsid="004d7be9" officeooo:paragraph-rsid="004e7a04" style:font-size-asian="12pt" style:font-weight-asian="normal" style:font-size-complex="12pt" style:font-weight-complex="normal"/>
    </style:style>
    <style:style style:name="P70" style:family="paragraph" style:parent-style-name="Standard">
      <style:paragraph-properties fo:text-align="start" style:justify-single-word="false"/>
      <style:text-properties style:text-position="0% 100%" fo:font-size="12pt" fo:font-weight="normal" officeooo:rsid="00601d1b" officeooo:paragraph-rsid="00601d1b" style:font-size-asian="12pt" style:font-weight-asian="normal" style:font-size-complex="12pt" style:font-weight-complex="normal"/>
    </style:style>
    <style:style style:name="P71" style:family="paragraph" style:parent-style-name="Standard">
      <style:paragraph-properties fo:text-align="center" style:justify-single-word="false"/>
      <style:text-properties style:text-position="0% 100%" fo:font-size="14pt" fo:font-weight="normal" officeooo:rsid="004ac987" officeooo:paragraph-rsid="004ac987" style:font-size-asian="14pt" style:font-weight-asian="normal" style:font-size-complex="14pt" style:font-weight-complex="normal"/>
    </style:style>
    <style:style style:name="P72" style:family="paragraph" style:parent-style-name="Standard">
      <style:paragraph-properties fo:text-align="start" style:justify-single-word="false"/>
    </style:style>
    <style:style style:name="P73" style:family="paragraph" style:parent-style-name="Standard">
      <style:paragraph-properties fo:text-align="start" style:justify-single-word="false"/>
      <style:text-properties officeooo:paragraph-rsid="004e7a04"/>
    </style:style>
    <style:style style:name="P74" style:family="paragraph" style:parent-style-name="Standard">
      <style:paragraph-properties fo:text-align="start" style:justify-single-word="false"/>
      <style:text-properties officeooo:paragraph-rsid="00632853"/>
    </style:style>
    <style:style style:name="P75" style:family="paragraph" style:parent-style-name="Standard">
      <style:paragraph-properties fo:text-align="start" style:justify-single-word="false"/>
      <style:text-properties style:font-name="Liberation Serif" fo:font-size="12pt" officeooo:paragraph-rsid="004e7a04" style:font-size-asian="12pt" style:font-size-complex="12pt"/>
    </style:style>
    <style:style style:name="P76" style:family="paragraph" style:parent-style-name="Standard">
      <style:paragraph-properties fo:text-align="start" style:justify-single-word="false"/>
      <style:text-properties style:font-name="Liberation Serif" fo:font-size="12pt" officeooo:rsid="005e84b1" officeooo:paragraph-rsid="005e84b1" style:font-size-asian="12pt" style:font-size-complex="12pt"/>
    </style:style>
    <style:style style:name="P77" style:family="paragraph" style:parent-style-name="Standard">
      <style:paragraph-properties fo:text-align="start" style:justify-single-word="false"/>
      <style:text-properties fo:color="#1c1c1c" style:text-outline="false" style:text-line-through-style="none" style:text-line-through-type="none" style:text-position="0% 100%" style:font-name="Liberation Serif" fo:font-size="12pt" fo:font-style="normal" fo:text-shadow="none" style:text-underline-style="none" fo:font-weight="normal" officeooo:rsid="005e84b1" officeooo:paragraph-rsid="005e84b1" style:letter-kerning="true" style:font-size-asian="12pt" style:font-style-asian="normal" style:font-weight-asian="normal" style:font-size-complex="12pt" style:font-weight-complex="normal" style:text-emphasize="none"/>
    </style:style>
    <style:style style:name="P78" style:family="paragraph" style:parent-style-name="Standard">
      <style:paragraph-properties fo:text-align="start" style:justify-single-word="false"/>
      <style:text-properties fo:font-variant="normal" fo:text-transform="none" style:font-name="Liberation Serif" fo:font-size="12pt" fo:letter-spacing="normal" fo:font-style="normal" fo:font-weight="bold" officeooo:paragraph-rsid="0064b893" style:font-weight-asian="bold" style:font-weight-complex="bold"/>
    </style:style>
    <style:style style:name="P79" style:family="paragraph" style:parent-style-name="Standard">
      <style:paragraph-properties fo:text-align="start" style:justify-single-word="false"/>
      <style:text-properties fo:font-variant="normal" fo:text-transform="none" style:font-name="Liberation Serif" fo:font-size="12pt" fo:letter-spacing="normal" fo:font-style="normal" fo:font-weight="normal" officeooo:rsid="0064b893" officeooo:paragraph-rsid="0064b893" style:font-size-asian="12pt" style:font-size-complex="12pt"/>
    </style:style>
    <style:style style:name="P80" style:family="paragraph" style:parent-style-name="Standard">
      <style:paragraph-properties fo:text-align="start" style:justify-single-word="false"/>
      <style:text-properties fo:font-variant="normal" fo:text-transform="none" style:font-name="Liberation Serif" fo:font-size="12pt" fo:letter-spacing="normal" fo:font-style="italic" fo:font-weight="normal" officeooo:paragraph-rsid="0064b893" style:font-size-asian="12pt" style:font-style-asian="italic" style:font-size-complex="12pt" style:font-style-complex="italic"/>
    </style:style>
    <style:style style:name="P81" style:family="paragraph" style:parent-style-name="Standard">
      <style:text-properties officeooo:paragraph-rsid="0073f7c7"/>
    </style:style>
    <style:style style:name="P82" style:family="paragraph" style:parent-style-name="Standard">
      <style:text-properties officeooo:paragraph-rsid="00766790"/>
    </style:style>
    <style:style style:name="P83" style:family="paragraph" style:parent-style-name="Standard">
      <style:text-properties officeooo:rsid="00766790" officeooo:paragraph-rsid="00766790"/>
    </style:style>
    <style:style style:name="P84" style:family="paragraph" style:parent-style-name="Standard">
      <style:paragraph-properties fo:text-align="center" style:justify-single-word="false" fo:break-before="page"/>
      <style:text-properties fo:font-size="14pt" officeooo:rsid="001efc7d" officeooo:paragraph-rsid="001efc7d" style:font-size-asian="14pt" style:font-size-complex="14pt"/>
    </style:style>
    <style:style style:name="P85" style:family="paragraph" style:parent-style-name="Standard">
      <style:paragraph-properties fo:text-align="center" style:justify-single-word="false" fo:break-before="page"/>
      <style:text-properties fo:font-size="16pt" officeooo:rsid="002d80da" officeooo:paragraph-rsid="002d80da" style:font-size-asian="14pt" style:font-size-complex="16pt"/>
    </style:style>
    <style:style style:name="P86" style:family="paragraph" style:parent-style-name="Standard">
      <style:paragraph-properties fo:text-align="center" style:justify-single-word="false" fo:break-before="page"/>
      <style:text-properties fo:font-size="16pt" officeooo:rsid="002e78fe" officeooo:paragraph-rsid="002e78fe" style:font-size-asian="14pt" style:font-size-complex="16pt"/>
    </style:style>
    <style:style style:name="P87" style:family="paragraph" style:parent-style-name="Title">
      <style:paragraph-properties fo:break-before="page"/>
      <style:text-properties fo:font-size="16pt" style:font-size-asian="16pt" style:font-size-complex="16pt"/>
    </style:style>
    <style:style style:name="P88" style:family="paragraph" style:parent-style-name="Standard">
      <style:paragraph-properties fo:margin-left="0in" fo:margin-right="0in" fo:line-height="90%" fo:text-indent="0in" style:auto-text-indent="false"/>
      <style:text-properties fo:font-variant="normal" fo:text-transform="none" style:font-name="Liberation Serif" fo:font-size="12pt" fo:letter-spacing="normal" fo:font-style="italic" fo:font-weight="normal" style:font-size-asian="12pt" style:font-style-asian="italic" style:font-size-complex="12pt" style:font-style-complex="italic"/>
    </style:style>
    <style:style style:name="P89" style:family="paragraph" style:parent-style-name="Table_20_Contents">
      <style:paragraph-properties fo:text-align="center" style:justify-single-word="false"/>
      <style:text-properties fo:font-size="12pt" officeooo:rsid="007f073b" officeooo:paragraph-rsid="007f073b" style:font-size-asian="10.5pt" style:font-size-complex="12pt"/>
    </style:style>
    <style:style style:name="P90" style:family="paragraph" style:parent-style-name="Table_20_Contents">
      <style:paragraph-properties fo:text-align="center" style:justify-single-word="false"/>
      <style:text-properties fo:font-size="12pt" officeooo:rsid="008017d7" officeooo:paragraph-rsid="008017d7" style:font-size-asian="10.5pt" style:font-size-complex="12pt"/>
    </style:style>
    <style:style style:name="P91" style:family="paragraph" style:parent-style-name="Table_20_Contents">
      <style:paragraph-properties fo:text-align="center" style:justify-single-word="false"/>
      <style:text-properties fo:font-size="10pt" officeooo:rsid="007e3e72" officeooo:paragraph-rsid="007e3e72" style:font-size-asian="10pt" style:font-size-complex="10pt"/>
    </style:style>
    <style:style style:name="P92" style:family="paragraph" style:parent-style-name="Table_20_Contents">
      <style:paragraph-properties fo:text-align="center" style:justify-single-word="false"/>
      <style:text-properties fo:font-size="10pt" officeooo:rsid="007e3e72" officeooo:paragraph-rsid="007e3e72" style:font-size-asian="8.75pt" style:font-size-complex="10pt"/>
    </style:style>
    <style:style style:name="P93" style:family="paragraph" style:parent-style-name="Table_20_Contents">
      <style:paragraph-properties fo:margin-top="0.1583in" fo:margin-bottom="0.1583in" loext:contextual-spacing="false" fo:text-align="center" style:justify-single-word="false"/>
      <style:text-properties fo:font-size="10pt" officeooo:rsid="007d6930" officeooo:paragraph-rsid="007d6930" style:font-size-asian="10pt" style:font-size-complex="10pt"/>
    </style:style>
    <style:style style:name="P94" style:family="paragraph" style:parent-style-name="Standard" style:list-style-name="L1"/>
    <style:style style:name="P95" style:family="paragraph" style:parent-style-name="Standard">
      <style:text-properties fo:color="#1c1c1c" style:text-outline="false" style:text-line-through-style="none" style:text-line-through-type="none" fo:font-style="normal" fo:text-shadow="none" style:text-underline-style="none" fo:font-weight="normal" officeooo:rsid="006e37ca" style:letter-kerning="true" style:font-style-asian="normal" style:font-weight-asian="normal" style:text-emphasize="none"/>
    </style:style>
    <style:style style:name="P96" style:family="paragraph" style:parent-style-name="Standard">
      <style:text-properties officeooo:rsid="0073f7c7" officeooo:paragraph-rsid="00766790"/>
    </style:style>
    <style:style style:name="P97" style:family="paragraph" style:parent-style-name="Standard">
      <style:paragraph-properties fo:text-align="center" style:justify-single-word="false"/>
      <style:text-properties fo:font-size="12pt" fo:font-style="italic" officeooo:rsid="00844b9b" officeooo:paragraph-rsid="00844b9b" style:font-size-asian="10.5pt" style:font-style-asian="italic" style:font-size-complex="12pt" style:font-style-complex="italic"/>
    </style:style>
    <style:style style:name="P98" style:family="paragraph" style:parent-style-name="Standard">
      <style:paragraph-properties fo:text-align="center" style:justify-single-word="false"/>
      <style:text-properties fo:font-size="12pt" fo:font-style="italic" officeooo:rsid="00a03d22" officeooo:paragraph-rsid="00a03d22" style:font-size-asian="10.5pt" style:font-style-asian="italic" style:font-size-complex="12pt" style:font-style-complex="italic"/>
    </style:style>
    <style:style style:name="P99" style:family="paragraph" style:parent-style-name="Standard">
      <style:paragraph-properties fo:text-align="start" style:justify-single-word="false"/>
      <style:text-properties fo:font-size="12pt" officeooo:rsid="0085eff4" officeooo:paragraph-rsid="0085eff4" style:font-size-asian="10.5pt" style:font-size-complex="12pt"/>
    </style:style>
    <style:style style:name="P100" style:family="paragraph" style:parent-style-name="Standard">
      <style:paragraph-properties fo:text-align="start" style:justify-single-word="false"/>
      <style:text-properties fo:font-size="12pt" officeooo:rsid="00a16ced" officeooo:paragraph-rsid="00a16ced" style:font-size-asian="10.5pt" style:font-size-complex="12pt"/>
    </style:style>
    <style:style style:name="P101" style:family="paragraph" style:parent-style-name="Standard">
      <style:paragraph-properties fo:text-align="start" style:justify-single-word="false"/>
      <style:text-properties fo:font-size="12pt" officeooo:rsid="002e78fe" officeooo:paragraph-rsid="002e78fe" style:font-size-asian="10.5pt" style:font-size-complex="12pt"/>
    </style:style>
    <style:style style:name="P102" style:family="paragraph" style:parent-style-name="Standard">
      <style:paragraph-properties fo:text-align="start" style:justify-single-word="false"/>
      <style:text-properties fo:font-size="12pt" officeooo:rsid="00a03d22" officeooo:paragraph-rsid="00a052b7" style:font-size-asian="12pt" style:font-size-complex="12pt"/>
    </style:style>
    <style:style style:name="P103" style:family="paragraph" style:parent-style-name="Standard">
      <style:paragraph-properties fo:text-align="start" style:justify-single-word="false"/>
      <style:text-properties fo:font-size="12pt" officeooo:rsid="00a052b7" officeooo:paragraph-rsid="00a052b7" style:font-size-asian="12pt" style:font-size-complex="12pt"/>
    </style:style>
    <style:style style:name="P104" style:family="paragraph" style:parent-style-name="Standard">
      <style:paragraph-properties fo:text-align="start" style:justify-single-word="false"/>
      <style:text-properties fo:font-size="14pt" officeooo:rsid="0087aaa0" officeooo:paragraph-rsid="00a052b7" style:font-size-asian="14pt" style:font-size-complex="14pt"/>
    </style:style>
    <style:style style:name="P105" style:family="paragraph" style:parent-style-name="Standard">
      <style:paragraph-properties fo:text-align="center" style:justify-single-word="false" fo:break-before="page"/>
      <style:text-properties fo:font-size="16pt" officeooo:rsid="002e78fe" officeooo:paragraph-rsid="002e78fe" style:font-size-asian="14pt" style:font-size-complex="16pt"/>
    </style:style>
    <style:style style:name="P106" style:family="paragraph" style:parent-style-name="Table_20_Contents">
      <style:paragraph-properties fo:text-align="center" style:justify-single-word="false"/>
      <style:text-properties fo:font-size="10pt" officeooo:rsid="009f836c" officeooo:paragraph-rsid="009f836c" style:font-size-asian="10pt" style:font-size-complex="10pt"/>
    </style:style>
    <style:style style:name="P107" style:family="paragraph" style:parent-style-name="Table_20_Contents">
      <style:paragraph-properties fo:text-align="center" style:justify-single-word="false"/>
      <style:text-properties fo:font-size="10pt" officeooo:rsid="009f836c" officeooo:paragraph-rsid="009f836c" style:font-size-asian="8.75pt" style:font-size-complex="10pt"/>
    </style:style>
    <style:style style:name="P108" style:family="paragraph" style:parent-style-name="Table_20_Contents">
      <style:paragraph-properties fo:text-align="center" style:justify-single-word="false"/>
      <style:text-properties fo:font-size="10pt" officeooo:rsid="009f836c" officeooo:paragraph-rsid="00a33096" style:font-size-asian="8.75pt" style:font-size-complex="10pt"/>
    </style:style>
    <style:style style:name="P109" style:family="paragraph" style:parent-style-name="Table_20_Contents">
      <style:paragraph-properties fo:margin-top="0.1583in" fo:margin-bottom="0.1583in" loext:contextual-spacing="false" fo:text-align="center" style:justify-single-word="false"/>
      <style:text-properties fo:font-size="10pt" officeooo:rsid="007d6930" officeooo:paragraph-rsid="009f836c" style:font-size-asian="10pt" style:font-size-complex="10pt"/>
    </style:style>
    <style:style style:name="T1" style:family="text">
      <style:text-properties officeooo:rsid="00263c8c"/>
    </style:style>
    <style:style style:name="T2" style:family="text">
      <style:text-properties officeooo:rsid="0026ec19"/>
    </style:style>
    <style:style style:name="T3" style:family="text">
      <style:text-properties officeooo:rsid="00272273"/>
    </style:style>
    <style:style style:name="T4" style:family="text">
      <style:text-properties officeooo:rsid="0028778a"/>
    </style:style>
    <style:style style:name="T5" style:family="text">
      <style:text-properties fo:font-weight="bold" style:font-weight-asian="bold" style:font-weight-complex="bold"/>
    </style:style>
    <style:style style:name="T6" style:family="text">
      <style:text-properties fo:font-weight="bold" officeooo:rsid="0028778a" style:font-weight-asian="bold" style:font-weight-complex="bold"/>
    </style:style>
    <style:style style:name="T7" style:family="text">
      <style:text-properties fo:font-weight="bold" officeooo:rsid="00766790" style:font-weight-asian="bold" style:font-weight-complex="bold"/>
    </style:style>
    <style:style style:name="T8" style:family="text">
      <style:text-properties fo:font-weight="bold" officeooo:rsid="0082238b" style:font-weight-asian="bold" style:font-weight-complex="bold"/>
    </style:style>
    <style:style style:name="T9" style:family="text">
      <style:text-properties fo:font-weight="bold" officeooo:rsid="0064b893" style:font-size-asian="12pt" style:font-weight-asian="bold" style:font-size-complex="12pt" style:font-weight-complex="bold"/>
    </style:style>
    <style:style style:name="T10" style:family="text">
      <style:text-properties fo:font-size="14pt" style:font-size-asian="14pt" style:font-size-complex="14pt"/>
    </style:style>
    <style:style style:name="T11" style:family="text">
      <style:text-properties officeooo:rsid="002885e6"/>
    </style:style>
    <style:style style:name="T12" style:family="text">
      <style:text-properties officeooo:rsid="00325fbb"/>
    </style:style>
    <style:style style:name="T13" style:family="text">
      <style:text-properties style:text-position="sub 58%"/>
    </style:style>
    <style:style style:name="T14" style:family="text">
      <style:text-properties style:text-position="sub 58%" fo:font-weight="normal" style:font-weight-asian="normal" style:font-weight-complex="normal"/>
    </style:style>
    <style:style style:name="T15" style:family="text">
      <style:text-properties style:text-position="sub 58%" fo:font-size="12pt" style:font-size-asian="12pt" style:font-size-complex="12pt"/>
    </style:style>
    <style:style style:name="T16" style:family="text">
      <style:text-properties style:text-position="sub 58%" fo:font-size="12pt" officeooo:rsid="00344588" style:font-size-asian="12pt" style:font-size-complex="12pt"/>
    </style:style>
    <style:style style:name="T17" style:family="text">
      <style:text-properties style:text-position="sub 58%" fo:font-size="12pt" fo:font-weight="normal" style:font-size-asian="12pt" style:font-weight-asian="normal" style:font-size-complex="12pt" style:font-weight-complex="normal"/>
    </style:style>
    <style:style style:name="T18" style:family="text">
      <style:text-properties style:text-position="sub 58%" fo:font-size="12pt" fo:font-weight="normal" officeooo:rsid="00344588" style:font-size-asian="12pt" style:font-weight-asian="normal" style:font-size-complex="12pt" style:font-weight-complex="normal"/>
    </style:style>
    <style:style style:name="T19" style:family="text">
      <style:text-properties style:text-position="0% 100%"/>
    </style:style>
    <style:style style:name="T20" style:family="text">
      <style:text-properties style:text-position="0% 100%" fo:font-weight="normal" style:font-weight-asian="normal" style:font-weight-complex="normal"/>
    </style:style>
    <style:style style:name="T21" style:family="text">
      <style:text-properties style:text-position="0% 100%" fo:font-size="12pt" style:font-size-asian="12pt" style:font-size-complex="12pt"/>
    </style:style>
    <style:style style:name="T22" style:family="text">
      <style:text-properties style:text-position="0% 100%" fo:font-size="12pt" officeooo:rsid="00344588" style:font-size-asian="12pt" style:font-size-complex="12pt"/>
    </style:style>
    <style:style style:name="T23" style:family="text">
      <style:text-properties style:text-position="0% 100%" fo:font-size="12pt" fo:font-weight="normal" style:font-size-asian="12pt" style:font-weight-asian="normal" style:font-size-complex="12pt" style:font-weight-complex="normal"/>
    </style:style>
    <style:style style:name="T24" style:family="text">
      <style:text-properties style:text-position="0% 100%" fo:font-size="12pt" fo:font-weight="normal" officeooo:rsid="00344588" style:font-size-asian="12pt" style:font-weight-asian="normal" style:font-size-complex="12pt" style:font-weight-complex="normal"/>
    </style:style>
    <style:style style:name="T25" style:family="text">
      <style:text-properties style:text-position="0% 100%" fo:font-size="12pt" fo:font-weight="normal" officeooo:rsid="003e8531" style:font-size-asian="12pt" style:font-weight-asian="normal" style:font-size-complex="12pt" style:font-weight-complex="normal"/>
    </style:style>
    <style:style style:name="T26" style:family="text">
      <style:text-properties style:text-position="0% 100%" fo:font-size="12pt" fo:font-weight="normal" officeooo:rsid="00409574" style:font-size-asian="12pt" style:font-weight-asian="normal" style:font-size-complex="12pt" style:font-weight-complex="normal"/>
    </style:style>
    <style:style style:name="T27" style:family="text">
      <style:text-properties style:text-position="0% 100%" fo:font-size="12pt" fo:font-weight="normal" officeooo:rsid="00421891" style:font-size-asian="12pt" style:font-weight-asian="normal" style:font-size-complex="12pt" style:font-weight-complex="normal"/>
    </style:style>
    <style:style style:name="T28" style:family="text">
      <style:text-properties style:text-position="0% 100%" fo:font-size="12pt" fo:font-weight="normal" officeooo:rsid="0043330c" style:font-size-asian="12pt" style:font-weight-asian="normal" style:font-size-complex="12pt" style:font-weight-complex="normal"/>
    </style:style>
    <style:style style:name="T29" style:family="text">
      <style:text-properties fo:font-size="12pt" style:font-size-asian="12pt" style:font-size-complex="12pt"/>
    </style:style>
    <style:style style:name="T30" style:family="text">
      <style:text-properties fo:font-size="12pt" officeooo:rsid="00344588" style:font-size-asian="12pt" style:font-size-complex="12pt"/>
    </style:style>
    <style:style style:name="T31" style:family="text">
      <style:text-properties officeooo:rsid="0039967e"/>
    </style:style>
    <style:style style:name="T32" style:family="text">
      <style:text-properties officeooo:rsid="0046e710"/>
    </style:style>
    <style:style style:name="T33" style:family="text">
      <style:text-properties officeooo:rsid="004ced05"/>
    </style:style>
    <style:style style:name="T34" style:family="text">
      <style:text-properties officeooo:rsid="004e7a04"/>
    </style:style>
    <style:style style:name="T35" style:family="text">
      <style:text-properties officeooo:rsid="005088f6"/>
    </style:style>
    <style:style style:name="T36" style:family="text">
      <style:text-properties fo:color="#1c1c1c" style:text-outline="false" style:text-line-through-style="none" style:text-line-through-type="none" style:text-position="0% 100%" style:font-name="Liberation Serif" fo:font-size="12pt" fo:font-style="normal" fo:text-shadow="none" style:text-underline-style="none" fo:font-weight="normal" officeooo:rsid="004d7be9" style:letter-kerning="true" style:font-size-asian="12pt" style:font-style-asian="normal" style:font-weight-asian="normal" style:font-size-complex="12pt" style:font-weight-complex="normal" style:text-emphasize="none"/>
    </style:style>
    <style:style style:name="T37" style:family="text">
      <style:text-properties fo:color="#1c1c1c" style:text-outline="false" style:text-line-through-style="none" style:text-line-through-type="none" style:text-position="0% 100%" style:font-name="Liberation Serif" fo:font-size="12pt" fo:font-style="normal" fo:text-shadow="none" style:text-underline-style="none" fo:font-weight="normal" officeooo:rsid="005e84b1" style:letter-kerning="true" style:font-size-asian="12pt" style:font-style-asian="normal" style:font-weight-asian="normal" style:font-size-complex="12pt" style:font-weight-complex="normal" style:text-emphasize="none"/>
    </style:style>
    <style:style style:name="T38" style:family="text">
      <style:text-properties fo:color="#1c1c1c" style:text-outline="false" style:text-line-through-style="none" style:text-line-through-type="none" style:text-position="0% 100%" fo:font-style="normal" fo:text-shadow="none" style:text-underline-style="none" fo:font-weight="normal" style:letter-kerning="true" style:font-style-asian="normal" style:font-weight-asian="normal" style:font-weight-complex="normal" style:text-emphasize="none"/>
    </style:style>
    <style:style style:name="T39" style:family="text">
      <style:text-properties fo:color="#1c1c1c" style:text-outline="false" style:text-line-through-style="none" style:text-line-through-type="none" style:text-position="0% 100%" fo:font-style="normal" fo:text-shadow="none" style:text-underline-style="none" fo:font-weight="normal" officeooo:rsid="004d7be9" style:letter-kerning="true" style:font-style-asian="normal" style:font-weight-asian="normal" style:font-weight-complex="normal" style:text-emphasize="none"/>
    </style:style>
    <style:style style:name="T40" style:family="text">
      <style:text-properties fo:color="#1c1c1c" style:text-outline="false" style:text-line-through-style="none" style:text-line-through-type="none" style:text-position="0% 100%" fo:font-style="normal" fo:text-shadow="none" style:text-underline-style="none" fo:font-weight="normal" officeooo:rsid="005e84b1" style:letter-kerning="true" style:font-style-asian="normal" style:font-weight-asian="normal" style:font-weight-complex="normal" style:text-emphasize="none"/>
    </style:style>
    <style:style style:name="T41" style:family="text">
      <style:text-properties fo:color="#1c1c1c"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42" style:family="text">
      <style:text-properties fo:color="#1c1c1c" style:text-outline="false" style:text-line-through-style="none" style:text-line-through-type="none" fo:font-style="normal" fo:text-shadow="none" style:text-underline-style="none" fo:font-weight="normal" officeooo:rsid="006e37ca" style:letter-kerning="true" style:font-style-asian="normal" style:font-weight-asian="normal" style:text-emphasize="none"/>
    </style:style>
    <style:style style:name="T43" style:family="text">
      <style:text-properties fo:color="#1c1c1c" style:text-outline="false" style:text-line-through-style="none" style:text-line-through-type="none" style:font-name="Liberation Serif" fo:font-size="12pt" fo:font-style="normal" fo:text-shadow="none" style:text-underline-style="none" fo:font-weight="normal" officeooo:rsid="00690230" style:letter-kerning="true" style:font-size-asian="12pt" style:font-style-asian="normal" style:font-weight-asian="normal" style:font-size-complex="12pt" style:text-emphasize="none"/>
    </style:style>
    <style:style style:name="T44" style:family="text">
      <style:text-properties officeooo:rsid="00601d1b"/>
    </style:style>
    <style:style style:name="T45" style:family="text">
      <style:text-properties officeooo:rsid="00632853"/>
    </style:style>
    <style:style style:name="T46" style:family="text">
      <style:text-properties style:font-size-asian="12pt" style:font-size-complex="12pt"/>
    </style:style>
    <style:style style:name="T47" style:family="text">
      <style:text-properties officeooo:rsid="002e78fe" style:font-size-asian="12pt" style:font-size-complex="12pt"/>
    </style:style>
    <style:style style:name="T48" style:family="text">
      <style:text-properties officeooo:rsid="0064b893" style:font-size-asian="12pt" style:font-size-complex="12pt"/>
    </style:style>
    <style:style style:name="T49" style:family="text">
      <style:text-properties officeooo:rsid="0073f7c7"/>
    </style:style>
    <style:style style:name="T50" style:family="text">
      <style:text-properties officeooo:rsid="00766790"/>
    </style:style>
    <style:style style:name="T51" style:family="text">
      <style:text-properties officeooo:rsid="0076a061"/>
    </style:style>
    <style:style style:name="T52" style:family="text">
      <style:text-properties officeooo:rsid="008017d7"/>
    </style:style>
    <style:style style:name="T53" style:family="text">
      <style:text-properties officeooo:rsid="0082238b"/>
    </style:style>
    <style:style style:name="T54" style:family="text">
      <style:text-properties fo:font-style="italic" style:font-style-asian="italic" style:font-style-complex="italic"/>
    </style:style>
    <style:style style:name="T55" style:family="text">
      <style:text-properties fo:font-style="italic" officeooo:rsid="0094822d" style:font-style-asian="italic" style:font-style-complex="italic"/>
    </style:style>
    <style:style style:name="T56" style:family="text">
      <style:text-properties officeooo:rsid="0085eff4"/>
    </style:style>
    <style:style style:name="T57" style:family="text">
      <style:text-properties officeooo:rsid="00967d65"/>
    </style:style>
    <style:style style:name="T58" style:family="text">
      <style:text-properties officeooo:rsid="00a052b7"/>
    </style:style>
    <style:style style:name="T59" style:family="text">
      <style:text-properties officeooo:rsid="00a33096"/>
    </style:style>
    <style:style style:name="T60" style:family="text">
      <style:text-properties officeooo:rsid="00a733e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4"/>
      <text:p text:style-name="P54"/>
      <text:p text:style-name="P54"/>
      <text:p text:style-name="P54"/>
      <text:p text:style-name="P54"/>
      <text:p text:style-name="P54"/>
      <text:p text:style-name="P54">Minimalno sortiranje inverzijom intervala</text:p>
      <text:p text:style-name="P54">(Minimum sorting by reversals)</text:p>
      <text:p text:style-name="P3">Naučni rad u okviru kursa</text:p>
      <text:p text:style-name="P3">Računarska inteligencija</text:p>
      <text:p text:style-name="P3">Matematički fakultet</text:p>
      <text:p text:style-name="P3">Univerzitet u Beogradu</text:p>
      <text:p text:style-name="P3"/>
      <text:p text:style-name="P37">Arsenijević Vladimir 39/2017</text:p>
      <text:p text:style-name="P37">Vujčić Luka 63/2017</text:p>
      <text:p text:style-name="P84"/>
      <text:p text:style-name="P2"/>
      <text:p text:style-name="P4">Uvod</text:p>
      <text:p text:style-name="P38"/>
      <text:p text:style-name="P40">Motivacija</text:p>
      <text:p text:style-name="P39"/>
      <text:p text:style-name="P55">Problem preuređenja gen<text:span text:style-name="T1">oma</text:span> je jedan od osnovnih problema molekularne biologije. </text:p>
      <text:p text:style-name="P55"/>
      <text:p text:style-name="P56">Preuređenje genoma <text:s/>predstavlja njihovo pomeranje ili kopiranje na neku drugu lokaciju u okviru istog <text:s/><text:span text:style-name="T3">ili drugog hromozoma.</text:span></text:p>
      <text:p text:style-name="P56"/>
      <text:p text:style-name="P57">Jedno od najznačanijih preuređenja <text:span text:style-name="T2">genoma</text:span> je inverzija . </text:p>
      <text:p text:style-name="P57"/>
      <text:p text:style-name="P51">Pregled različitih varijanata problema</text:p>
      <text:p text:style-name="P59"/>
      <text:p text:style-name="P58"><text:span text:style-name="T4">Problem dolazi u dve varijante: </text:span><text:span text:style-name="T6">orijentisane</text:span><text:span text:style-name="T4"> i </text:span><text:span text:style-name="T6">neorijentisane</text:span><text:span text:style-name="T4"> inverzije. </text:span></text:p>
      <text:p text:style-name="P58"/>
      <text:p text:style-name="P60">Ispostavlja se da je problem orijentisanih inverzija značajno lakši od problema neorijentisanih inverzija.</text:p>
      <text:p text:style-name="P60"/>
      <text:p text:style-name="P60">Problem orijentisanih inverzija je rešiv u polinomskom vremenu.</text:p>
      <text:p text:style-name="P60"/>
      <text:p text:style-name="P60">Problem neorijentisanih inverzija je NP težak problem.</text:p>
      <text:p text:style-name="P60"/>
      <text:p text:style-name="P60">U daljem nastavku, bavimo se isključivo neorijentisanim slučajem.</text:p>
      <text:p text:style-name="P60"/>
      <text:p text:style-name="P60"><text:tab/><text:tab/><text:tab/><text:tab/><text:span text:style-name="T10">Formulacija neorijentisanog slučaja</text:span></text:p>
      <text:p text:style-name="P7">Postavka: </text:p>
      <text:p text:style-name="P7"/>
      <text:p text:style-name="P7">Data je permutacija elemenata od 1 do n. <text:span text:style-name="T11">Potrebno je permutaciju dozvoljenim operacijama dovesti do permutacije identiteta (permutacija sortirana rastuće), tako da broj operacija bude minimalan.</text:span></text:p>
      <text:p text:style-name="P8"/>
      <text:p text:style-name="P9"><text:span text:style-name="T11">D</text:span>ozvoljene operacije su operacije invertovanja intervala [i,j], 1&lt;=i,j&lt;=n.</text:p>
      <text:p text:style-name="P9"/>
      <text:p text:style-name="P9">Primer:</text:p>
      <text:p text:style-name="P10"/>
      <text:p text:style-name="P11">Ulazni niz: [1,4,2,3]</text:p>
      <text:p text:style-name="P11"/>
      <text:p text:style-name="P11">Koraci:</text:p>
      <text:p text:style-name="P11"/>
      <text:p text:style-name="P11">[1,4,2,3] → inverujemo [2,3]</text:p>
      <text:p text:style-name="P11">[1,2,4,3] → inverujemo [3,4]</text:p>
      <text:p text:style-name="P11">[1,2,3,4] </text:p>
      <text:p text:style-name="P11"/>
      <text:p text:style-name="P11">Dobili smo permutaciju identiteta , koristeći dve odgovarajuće operacije.</text:p>
      <text:p text:style-name="P11"/>
      <text:p text:style-name="P11">Možemo se uveriti da je ovo minimalan broj operacija.</text:p>
      <text:p text:style-name="P44"/>
      <text:p text:style-name="P85">Opis rešenja</text:p>
      <text:p text:style-name="P6"/>
      <text:p text:style-name="P45"/>
      <text:p text:style-name="P12">Za rešavanje ovog problema ovde koristimo genetske algoritme <text:span text:style-name="T12">sa promenljivom dužinom jedinke</text:span>.</text:p>
      <text:p text:style-name="P13"/>
      <text:p text:style-name="P15"><text:tab/><text:tab/><text:tab/><text:tab/><text:tab/> <text:s text:c="6"/><text:span text:style-name="T10">Kodiranje rešenja</text:span></text:p>
      <text:p text:style-name="P46"/>
      <text:p text:style-name="P15">Kako je potrebno proivoljnu permutaciju dovesti do identične permutacije, potreban nam je niz koraka.</text:p>
      <text:p text:style-name="P15"/>
      <text:p text:style-name="P15">Taj niz koraka je sekvenca operacija inverzije intervala koji invertujemo.</text:p>
      <text:p text:style-name="P15"/>
      <text:p text:style-name="P15">Naš hromozom je oblika: [a<text:span text:style-name="T13">1</text:span><text:span text:style-name="T19">,b</text:span><text:span text:style-name="T14">1</text:span><text:span text:style-name="T20">,a</text:span><text:span text:style-name="T14">2</text:span><text:span text:style-name="T20">,b</text:span><text:span text:style-name="T14">2</text:span><text:span text:style-name="T20">,...,a</text:span><text:span text:style-name="T14">n</text:span><text:span text:style-name="T20">,b</text:span><text:span text:style-name="T14">n</text:span>].</text:p>
      <text:p text:style-name="P15"/>
      <text:p text:style-name="P15">Ovakav hromozom kodira inverzije: [a<text:span text:style-name="T13">1</text:span><text:span text:style-name="T19">,b</text:span><text:span text:style-name="T13">1</text:span><text:span text:style-name="T20">],[a</text:span><text:span text:style-name="T14">2</text:span><text:span text:style-name="T20">,b</text:span><text:span text:style-name="T14">2</text:span><text:span text:style-name="T20">],...,[a</text:span><text:span text:style-name="T14">n</text:span><text:span text:style-name="T20">,b</text:span><text:span text:style-name="T14">n</text:span>]</text:p>
      <text:p text:style-name="P15"/>
      <text:p text:style-name="P19">Kako broj potrebnih operacija nije fiksiran <text:s/><text:span text:style-name="T31">i</text:span> poznat za sve ulaze unapred <text:span text:style-name="T31">(ne može ni da bude poznat unapred, jer upravo minimalan broj operacija želimo da izračunamo)</text:span> iz ovog razloga koristimo promenljive dužine hromozoma</text:p>
      <text:p text:style-name="P15"/>
      <text:p text:style-name="P17"><text:span text:style-name="T5">Komentar</text:span>: Primetimo da je hromozom uvek parne dužine</text:p>
      <text:p text:style-name="P17"/>
      <text:p text:style-name="P41">Fitnes funkcija</text:p>
      <text:p text:style-name="P41"/>
      <text:p text:style-name="P42">Da bismo uveli fitnes funkciju najpre uvedimo prelomne tačke (breakpoints).</text:p>
      <text:p text:style-name="P42"/>
      <text:p text:style-name="P42">Neka je niz a=<text:span text:style-name="T30">[a</text:span><text:span text:style-name="T16">1</text:span><text:span text:style-name="T22">,</text:span><text:span text:style-name="T24">a</text:span><text:span text:style-name="T18">2</text:span><text:span text:style-name="T24">,...,a</text:span><text:span text:style-name="T18">n</text:span><text:span text:style-name="T30">].</text:span></text:p>
      <text:p text:style-name="P16"/>
      <text:p text:style-name="P42"><text:span text:style-name="T30">K</text:span><text:span text:style-name="T29">ažemo da između <text:s/></text:span><text:span text:style-name="T30">a</text:span><text:span text:style-name="T15">i</text:span><text:span text:style-name="T22"> </text:span><text:span text:style-name="T21">i </text:span><text:span text:style-name="T24">a</text:span><text:span text:style-name="T17">j</text:span><text:span text:style-name="T23"> postoji prelomna tačka ako važi <text:s/>|</text:span><text:span text:style-name="T24">a</text:span><text:span text:style-name="T17">i</text:span><text:span text:style-name="T24"> –</text:span><text:span text:style-name="T23"> </text:span><text:span text:style-name="T24">a</text:span><text:span text:style-name="T17">j</text:span><text:span text:style-name="T23">|&gt;1.</text:span></text:p>
      <text:p text:style-name="P61"/>
      <text:p text:style-name="P42"><text:span text:style-name="T23">Broj prelomnih tačaka niza jedak je </text:span><text:span text:style-name="T25">sumi svih prelomnih tačaka između susednih članova niza.</text:span></text:p>
      <text:p text:style-name="P62"/>
      <text:p text:style-name="P63">Kako utvrđujemo koliko je naš hromozom dobar?</text:p>
      <text:p text:style-name="P63"/>
      <text:p text:style-name="P43"><text:span text:style-name="T23">Naš hromozom je dobar onoliko koliko je dobra permutacija koja se dobije kad se hromozom primeni na početnu </text:span><text:span text:style-name="T26">permutaciju</text:span><text:span text:style-name="T23">. </text:span><text:span text:style-name="T28">Tako dobijenu permutaciju u daljem tekstu zovemo završna permutacija.</text:span></text:p>
      <text:p text:style-name="P63"/>
      <text:p text:style-name="P65"><text:span text:style-name="T5">Napomena: </text:span>Završna permutacija je u potpunosti određena početnim nizom i hromozomom</text:p>
      <text:p text:style-name="P63"/>
      <text:p text:style-name="P47"><text:span text:style-name="T23">Takođe želimo da imamo što kraći </text:span><text:span text:style-name="T27">hromozom.</text:span></text:p>
      <text:p text:style-name="P66"/>
      <text:p text:style-name="P48"><text:span text:style-name="T27">T</text:span><text:span text:style-name="T23">ako da fitnes našeg hromozoma definišemo kao: </text:span></text:p>
      <text:p text:style-name="P67"/>
      <text:p text:style-name="P67"><text:span text:style-name="T32">T</text:span>ežina1*<text:span text:style-name="T32">d</text:span>užina(hromozoma)+<text:span text:style-name="T32">t</text:span>ežina2*brojPrelomnihTačaka(završna permutacija)</text:p>
      <text:p text:style-name="P67"/>
      <text:p text:style-name="P67">Težina1 i težina2 su parametri algoritma, određuju uticaj broja prelomnih tačaka i dužine, <text:span text:style-name="T32">određujemo empirijski</text:span>.</text:p>
      <text:p text:style-name="P67"/>
      <text:p text:style-name="P67"/>
      <text:p text:style-name="P71"><text:soft-page-break/>Operator ukrštanja hromozoma</text:p>
      <text:p text:style-name="P71"/>
      <text:p text:style-name="P68">Razlikujemo slučajeve kada su <text:span text:style-name="T33">dva hromozoma jednakih ili različitih dužina</text:span></text:p>
      <text:p text:style-name="P68"/>
      <text:p text:style-name="P69">1. Jednak<text:span text:style-name="T34">e dužine</text:span></text:p>
      <text:p text:style-name="P69"/>
      <text:p text:style-name="P69"><text:tab/><text:span text:style-name="T35">Koristimo standardno ukrštanje sa dve fiksne tačke. </text:span></text:p>
      <text:p text:style-name="P69"/>
      <text:p text:style-name="P69"><text:span text:style-name="T34">2.</text:span> <text:s/><text:span text:style-name="T34">Različite dužine</text:span></text:p>
      <text:p text:style-name="P69"><text:tab/><text:span text:style-name="T44">Biram</text:span></text:p>
      <text:p text:style-name="P70">Primer:</text:p>
      <text:p text:style-name="P73"><text:span text:style-name="T37"><text:tab/>Roditelj 1: </text:span><text:span text:style-name="T36">0,1,2,3,4,5</text:span></text:p>
      <text:p text:style-name="P75"><text:span text:style-name="T40"><text:tab/>Roditelj 2</text:span><text:span text:style-name="T39">: 1,5,2,1</text:span></text:p>
      <text:p text:style-name="P76"><text:span text:style-name="T39"><text:tab/>D</text:span><text:span text:style-name="T38">ete 1: 0,1,5,2,1</text:span></text:p>
      <text:p text:style-name="P77"><text:tab/>Dete 2: 1,2,3,4</text:p>
      <text:p text:style-name="P69"/>
      <text:p text:style-name="P69"/>
      <text:p text:style-name="P49">Operatori mutacije</text:p>
      <text:p text:style-name="P49"/>
      <text:p text:style-name="P49">Postoje 4 operatora mutacije</text:p>
      <text:p text:style-name="P49"/>
      <text:p text:style-name="P72"><text:span text:style-name="T45">1. </text:span>Uzmemo 2 inverzije (a b) I (c d) iz niza inverzija. Obrisemo b i c i dobijemo novu jedinku</text:p>
      <text:p text:style-name="P74"><text:span text:style-name="T45">2. </text:span>Izaberemo 2 inverzije (a b) I (c d) I na pozicije nakon b I pre c umetnemo 2 random broja cime</text:p>
      <text:p text:style-name="P74"><text:s text:c="4"/>dobijamo duzu jedinku.</text:p>
      <text:p text:style-name="P72"><text:span text:style-name="T45">3. </text:span>Izmena nasumicnog gena iz hromozoma</text:p>
      <text:p text:style-name="P72"><text:span text:style-name="T45">4. </text:span>Izaberemo 2 pozicije iz niza inverzija <text:span text:style-name="T45">i</text:span> umetnemo random broj na tu poziciju cime dobijamo duzu jedinku.</text:p>
      <text:p text:style-name="Standard"/>
      <text:p text:style-name="P52">Populacija</text:p>
      <text:p text:style-name="Standard"/>
      <text:p text:style-name="Standard">Populacija je veličine n*log(n), gde je n dužina niza koji se sortira.</text:p>
      <text:p text:style-name="Standard">Inicijalizuje se jedinkama koje imaju hromozome <text:s/>čiji broj inverzija ide od broja tačaka preloma do 3n. Takođe dužina niza koji se invertuje ne može preći 10% dužine niza koji se sortira.</text:p>
      <text:p text:style-name="Standard">Pri generisanju nove populacije koristi se turnirska selekcija i dodatno se bira bolji od roditelja i deteta.</text:p>
      <text:p text:style-name="Standard">Ideja za ovako definisan algoritam</text:p>
      <text:p text:style-name="Standard"><text:span text:style-name="T43">Neki osnovi ideja su preuzeti iz rada </text:span><text:a xlink:type="simple" xlink:href="#Literatura 1" text:style-name="Internet_20_link" text:visited-style-name="Visited_20_Internet_20_Link">(1)</text:a>.<text:span text:style-name="T43"> </text:span></text:p>
      <text:p text:style-name="Standard">Šta smo koristili iz rada?</text:p>
      <text:list xml:id="list805298431" text:style-name="L1">
        <text:list-item>
          <text:p text:style-name="P94">Veličinu početne populacije</text:p>
        </text:list-item>
        <text:list-item>
          <text:p text:style-name="P94">Operatore ukrštanja</text:p>
        </text:list-item>
        <text:list-item>
          <text:p text:style-name="P94">Prva dva navedena operatora mutacije</text:p>
        </text:list-item>
        <text:list-item>
          <text:p text:style-name="P94">Dužina niza koja se invertuje ne prelazi 10% niza koji se sortira</text:p>
        </text:list-item>
      </text:list>
      <text:p text:style-name="Standard">Sve ostalo je nastalo po našoj ideji.</text:p>
      <text:p text:style-name="Standard"><text:span text:style-name="T41">Po pretpostavkom da </text:span><text:span text:style-name="T42">su navedeni podaci u radu tačni,</text:span><text:span text:style-name="T41"> rešenje koje je predloženo u radu je bolje od našeg rešenja </text:span><text:span text:style-name="T42">(ima bržu konvergenciju i bliže je tačnom rešenju).</text:span></text:p>
      <text:p text:style-name="P95"/>
      <text:p text:style-name="P95"/>
      <text:p text:style-name="P49">Zašto smo modfikovali rešenje koje je dato u radu?</text:p>
      <text:p text:style-name="P49"/>
      <text:p text:style-name="P81">Na samom početku implementacije algoritma, prvo smo pokušali da reprodukujemo rešenje iz rada.</text:p>
      <text:p text:style-name="P81"/>
      <text:p text:style-name="P82"><text:soft-page-break/><text:span text:style-name="T7">Problem 1</text:span><text:span text:style-name="T50">:</text:span></text:p>
      <text:p text:style-name="P82"><text:line-break/><text:span text:style-name="T49">Nakon velikog broja iteracija, utvrdili smo da pristup iz rada dovodi do toga da naš algoritam konvergira ka delu prostora u kojem se rešenje nalazi. <text:s/></text:span></text:p>
      <text:p text:style-name="P82"/>
      <text:p text:style-name="P96">Primer takvog ponašanja je kada najduži hromozom u populaciji bude kraći od neophodne dužine (ako znamo da se optimalno rešenje dobija u n koraka, a naš najduži hromozom ima dužinu m, pri čemu je m&lt;n). Ovaj problem je rešen mutacijom 4.</text:p>
      <text:p text:style-name="P82"/>
      <text:p text:style-name="P83"><text:span text:style-name="T5">Problem 2</text:span>:</text:p>
      <text:p text:style-name="P83"/>
      <text:p text:style-name="P83">Često se dešavalo da imamo <text:span text:style-name="T51">situaciju da je niz dosta dobro sortiran tj potrebno je uraditi jednu ili dve inverzije za potpuno sortiranje. Algoritam iz rada nema rešenje za ovaj problem. Zato smo dodali mutaciju 3.</text:span></text:p>
      <text:p text:style-name="P82"/>
      <text:p text:style-name="P64"/>
      <text:p text:style-name="P64"/>
      <text:p text:style-name="P41"/>
      <text:p text:style-name="P17"/>
      <text:p text:style-name="P18"/>
      <text:p text:style-name="P18"/>
      <text:p text:style-name="P17"/>
      <text:p text:style-name="P18"/>
      <text:p text:style-name="P17"/>
      <text:p text:style-name="P17"/>
      <text:p text:style-name="P14"/>
      <text:p text:style-name="P12"/>
      <text:p text:style-name="P86">Eksperimentalni rezultati</text:p>
      <text:p text:style-name="P5"/>
      <text:p text:style-name="P53">Poređenje sa brute-force rešenjem</text:p>
      <text:p text:style-name="P53"/>
      <text:p text:style-name="P22">Zbog velike složenosti <text:span text:style-name="T56">algoritma grube sile</text:span>, pokretaćemo samo za nizove do dužine 5.</text:p>
      <text:p text:style-name="P22"/>
      <text:p text:style-name="P23">Generisaćemo pseudoslucajni niz dužina od 2 do 5.</text:p>
      <text:p text:style-name="P22"/>
      <table:table table:name="GrubaSilaNaš" table:style-name="GrubaSilaNaš">
        <table:table-column table:style-name="GrubaSilaNaš.A"/>
        <table:table-column table:style-name="GrubaSilaNaš.B"/>
        <table:table-column table:style-name="GrubaSilaNaš.C"/>
        <table:table-column table:style-name="GrubaSilaNaš.D"/>
        <table:table-row>
          <table:table-cell table:style-name="GrubaSilaNaš.A1" office:value-type="string">
            <text:p text:style-name="P93">Dužina početnog niza</text:p>
          </table:table-cell>
          <table:table-cell table:style-name="GrubaSilaNaš.A1" office:value-type="string">
            <text:p text:style-name="P93">Početni niz</text:p>
          </table:table-cell>
          <table:table-cell table:style-name="GrubaSilaNaš.A1" office:value-type="string">
            <text:p text:style-name="P91">Broj inverzija algoritmom grube</text:p>
            <text:p text:style-name="P91">sile</text:p>
          </table:table-cell>
          <table:table-cell table:style-name="GrubaSilaNaš.D1" office:value-type="string">
            <text:p text:style-name="P92">Broj inverzija našom metodom</text:p>
          </table:table-cell>
        </table:table-row>
        <table:table-row>
          <table:table-cell table:style-name="GrubaSilaNaš.A2" office:value-type="string">
            <text:p text:style-name="P89">2</text:p>
          </table:table-cell>
          <table:table-cell table:style-name="GrubaSilaNaš.A2" office:value-type="string">
            <text:p text:style-name="P89">[<text:span text:style-name="T52">2</text:span>,<text:span text:style-name="T52">1</text:span>]</text:p>
          </table:table-cell>
          <table:table-cell table:style-name="GrubaSilaNaš.A2" office:value-type="string">
            <text:p text:style-name="P90">1</text:p>
          </table:table-cell>
          <table:table-cell table:style-name="GrubaSilaNaš.D2" office:value-type="string">
            <text:p text:style-name="P90">1</text:p>
          </table:table-cell>
        </table:table-row>
        <table:table-row>
          <table:table-cell table:style-name="GrubaSilaNaš.A2" office:value-type="string">
            <text:p text:style-name="P89">3</text:p>
          </table:table-cell>
          <table:table-cell table:style-name="GrubaSilaNaš.A2" office:value-type="string">
            <text:p text:style-name="P89">[2,1,3]</text:p>
          </table:table-cell>
          <table:table-cell table:style-name="GrubaSilaNaš.A2" office:value-type="string">
            <text:p text:style-name="P89">1</text:p>
          </table:table-cell>
          <table:table-cell table:style-name="GrubaSilaNaš.D2" office:value-type="string">
            <text:p text:style-name="P90">1</text:p>
          </table:table-cell>
        </table:table-row>
        <table:table-row>
          <table:table-cell table:style-name="GrubaSilaNaš.A2" office:value-type="string">
            <text:p text:style-name="P89">4</text:p>
          </table:table-cell>
          <table:table-cell table:style-name="GrubaSilaNaš.A2" office:value-type="string">
            <text:p text:style-name="P89">[4,1,3,2]</text:p>
          </table:table-cell>
          <table:table-cell table:style-name="GrubaSilaNaš.A2" office:value-type="string">
            <text:p text:style-name="P89">2</text:p>
          </table:table-cell>
          <table:table-cell table:style-name="GrubaSilaNaš.D2" office:value-type="string">
            <text:p text:style-name="P90">2</text:p>
          </table:table-cell>
        </table:table-row>
        <table:table-row>
          <table:table-cell table:style-name="GrubaSilaNaš.A2" office:value-type="string">
            <text:p text:style-name="P89">5</text:p>
          </table:table-cell>
          <table:table-cell table:style-name="GrubaSilaNaš.A2" office:value-type="string">
            <text:p text:style-name="P89">[3,2,1,5,4]</text:p>
          </table:table-cell>
          <table:table-cell table:style-name="GrubaSilaNaš.A2" office:value-type="string">
            <text:p text:style-name="P89">2</text:p>
          </table:table-cell>
          <table:table-cell table:style-name="GrubaSilaNaš.D2" office:value-type="string">
            <text:p text:style-name="P90">3</text:p>
          </table:table-cell>
        </table:table-row>
      </table:table>
      <text:p text:style-name="P25"><text:span text:style-name="T54">Poređenje metoda grube sile </text:span><text:span text:style-name="T55">i</text:span><text:span text:style-name="T54"> našeg genetskog algoritma</text:span></text:p>
      <text:p text:style-name="P97"/>
      <text:p text:style-name="P24"><text:span text:style-name="T8">Napomena</text:span><text:span text:style-name="T53">: Kako se radi o genetskom algoritmu, dobijeni rezultat nije deterministički, stoga za iste ulazne podatke, možemo dobiti drugačije izlaze</text:span></text:p>
      <text:p text:style-name="P26">Takođe treba napomenuti da se već za dužinu niza 5 naš algoritam značajno brže izvršava od algoritma grube sile.</text:p>
      <text:p text:style-name="P26"/>
      <text:p text:style-name="P100">U narednoj tabeli možemo možemo uporediti prosečan izlaz dobijen u 10 pokretanja programa za svaku dužinu niza od 5 do 20 (upitanju su nasumično generisani nizovi) <text:span text:style-name="T60">kao i prosečan broj prelomnih tačaka.</text:span></text:p>
      <text:p text:style-name="P26"/>
      <table:table table:name="Table2" table:style-name="Table2">
        <table:table-column table:style-name="Table2.A" table:number-columns-repeated="3"/>
        <table:table-row>
          <table:table-cell table:style-name="Table2.A1" office:value-type="string">
            <text:p text:style-name="P109">Dužina početnog niza</text:p>
          </table:table-cell>
          <table:table-cell table:style-name="Table2.A1" office:value-type="string">
            <text:p text:style-name="P107">Prosečan izlaz</text:p>
            <text:p text:style-name="P107">iz</text:p>
            <text:p text:style-name="P107">našeg programa</text:p>
            <text:p text:style-name="P107">za datu dužinu niza</text:p>
          </table:table-cell>
          <table:table-cell table:style-name="Table2.C1" office:value-type="string">
            <text:p text:style-name="P108">Prosečan broj <text:span text:style-name="T59">prelomnih </text:span></text:p>
            <text:p text:style-name="P108"><text:span text:style-name="T59">tačaka </text:span></text:p>
            <text:p text:style-name="P108"><text:span text:style-name="T59">za </text:span></text:p>
            <text:p text:style-name="P108"><text:span text:style-name="T59">datu dužinu niza</text:span></text:p>
          </table:table-cell>
        </table:table-row>
        <table:table-row>
          <table:table-cell table:style-name="Table2.A2" office:value-type="string">
            <text:p text:style-name="P106">5</text:p>
          </table:table-cell>
          <table:table-cell table:style-name="Table2.A2" office:value-type="string">
            <text:p text:style-name="P106">2.8</text:p>
          </table:table-cell>
          <table:table-cell table:style-name="Table2.C2" office:value-type="string">
            <text:p text:style-name="P106">2.5</text:p>
          </table:table-cell>
        </table:table-row>
        <table:table-row>
          <table:table-cell table:style-name="Table2.A2" office:value-type="string">
            <text:p text:style-name="P106">6</text:p>
          </table:table-cell>
          <table:table-cell table:style-name="Table2.A2" office:value-type="string">
            <text:p text:style-name="P106">4.5</text:p>
          </table:table-cell>
          <table:table-cell table:style-name="Table2.C2" office:value-type="string">
            <text:p text:style-name="P106">3.5</text:p>
          </table:table-cell>
        </table:table-row>
        <table:table-row>
          <table:table-cell table:style-name="Table2.A2" office:value-type="string">
            <text:p text:style-name="P106">7</text:p>
          </table:table-cell>
          <table:table-cell table:style-name="Table2.A2" office:value-type="string">
            <text:p text:style-name="P106">5.4</text:p>
          </table:table-cell>
          <table:table-cell table:style-name="Table2.C2" office:value-type="string">
            <text:p text:style-name="P106">4.1</text:p>
          </table:table-cell>
        </table:table-row>
        <table:table-row>
          <table:table-cell table:style-name="Table2.A2" office:value-type="string">
            <text:p text:style-name="P106">8</text:p>
          </table:table-cell>
          <table:table-cell table:style-name="Table2.A2" office:value-type="string">
            <text:p text:style-name="P106">7.1</text:p>
          </table:table-cell>
          <table:table-cell table:style-name="Table2.C2" office:value-type="string">
            <text:p text:style-name="P106">5.7</text:p>
          </table:table-cell>
        </table:table-row>
        <table:table-row>
          <table:table-cell table:style-name="Table2.A2" office:value-type="string">
            <text:p text:style-name="P106">9</text:p>
          </table:table-cell>
          <table:table-cell table:style-name="Table2.A2" office:value-type="string">
            <text:p text:style-name="P106">7.6</text:p>
          </table:table-cell>
          <table:table-cell table:style-name="Table2.C2" office:value-type="string">
            <text:p text:style-name="P106">6.2</text:p>
          </table:table-cell>
        </table:table-row>
        <table:table-row>
          <table:table-cell table:style-name="Table2.A2" office:value-type="string">
            <text:p text:style-name="P106">10</text:p>
          </table:table-cell>
          <table:table-cell table:style-name="Table2.A2" office:value-type="string">
            <text:p text:style-name="P106">7.3</text:p>
          </table:table-cell>
          <table:table-cell table:style-name="Table2.C2" office:value-type="string">
            <text:p text:style-name="P106">7.4</text:p>
          </table:table-cell>
        </table:table-row>
        <table:table-row>
          <table:table-cell table:style-name="Table2.A2" office:value-type="string">
            <text:p text:style-name="P106">11</text:p>
          </table:table-cell>
          <table:table-cell table:style-name="Table2.A2" office:value-type="string">
            <text:p text:style-name="P106">9.4</text:p>
          </table:table-cell>
          <table:table-cell table:style-name="Table2.C2" office:value-type="string">
            <text:p text:style-name="P106">8.4</text:p>
          </table:table-cell>
        </table:table-row>
        <table:table-row>
          <table:table-cell table:style-name="Table2.A2" office:value-type="string">
            <text:p text:style-name="P106">12</text:p>
          </table:table-cell>
          <table:table-cell table:style-name="Table2.A2" office:value-type="string">
            <text:p text:style-name="P106">9.7</text:p>
          </table:table-cell>
          <table:table-cell table:style-name="Table2.C2" office:value-type="string">
            <text:p text:style-name="P106">9.5</text:p>
          </table:table-cell>
        </table:table-row>
        <table:table-row>
          <table:table-cell table:style-name="Table2.A2" office:value-type="string">
            <text:p text:style-name="P106">13</text:p>
          </table:table-cell>
          <table:table-cell table:style-name="Table2.A2" office:value-type="string">
            <text:p text:style-name="P106">13.7</text:p>
          </table:table-cell>
          <table:table-cell table:style-name="Table2.C2" office:value-type="string">
            <text:p text:style-name="P106">10.1</text:p>
          </table:table-cell>
        </table:table-row>
        <table:table-row>
          <table:table-cell table:style-name="Table2.A2" office:value-type="string">
            <text:p text:style-name="P106">14</text:p>
          </table:table-cell>
          <table:table-cell table:style-name="Table2.A2" office:value-type="string">
            <text:p text:style-name="P106">12</text:p>
          </table:table-cell>
          <table:table-cell table:style-name="Table2.C2" office:value-type="string">
            <text:p text:style-name="P106">11.2</text:p>
          </table:table-cell>
        </table:table-row>
        <table:table-row>
          <table:table-cell table:style-name="Table2.A2" office:value-type="string">
            <text:p text:style-name="P106">15</text:p>
          </table:table-cell>
          <table:table-cell table:style-name="Table2.A2" office:value-type="string">
            <text:p text:style-name="P106">13.5</text:p>
          </table:table-cell>
          <table:table-cell table:style-name="Table2.C2" office:value-type="string">
            <text:p text:style-name="P106">11.8</text:p>
          </table:table-cell>
        </table:table-row>
        <table:table-row>
          <table:table-cell table:style-name="Table2.A2" office:value-type="string">
            <text:p text:style-name="P106">16</text:p>
          </table:table-cell>
          <table:table-cell table:style-name="Table2.A2" office:value-type="string">
            <text:p text:style-name="P106">15.5</text:p>
          </table:table-cell>
          <table:table-cell table:style-name="Table2.C2" office:value-type="string">
            <text:p text:style-name="P106">13.4</text:p>
          </table:table-cell>
        </table:table-row>
        <table:table-row>
          <table:table-cell table:style-name="Table2.A2" office:value-type="string">
            <text:p text:style-name="P106">17</text:p>
          </table:table-cell>
          <table:table-cell table:style-name="Table2.A2" office:value-type="string">
            <text:p text:style-name="P106">16.3</text:p>
          </table:table-cell>
          <table:table-cell table:style-name="Table2.C2" office:value-type="string">
            <text:p text:style-name="P106">14.1</text:p>
          </table:table-cell>
        </table:table-row>
        <table:table-row>
          <table:table-cell table:style-name="Table2.A2" office:value-type="string">
            <text:p text:style-name="P106">18</text:p>
          </table:table-cell>
          <table:table-cell table:style-name="Table2.A2" office:value-type="string">
            <text:p text:style-name="P106">21.4</text:p>
          </table:table-cell>
          <table:table-cell table:style-name="Table2.C2" office:value-type="string">
            <text:p text:style-name="P106">15.2</text:p>
          </table:table-cell>
        </table:table-row>
        <table:table-row table:style-name="Table2.16">
          <table:table-cell table:style-name="Table2.A2" office:value-type="string">
            <text:p text:style-name="P106">19</text:p>
          </table:table-cell>
          <table:table-cell table:style-name="Table2.A2" office:value-type="string">
            <text:p text:style-name="P106">20.5</text:p>
          </table:table-cell>
          <table:table-cell table:style-name="Table2.C2" office:value-type="string">
            <text:p text:style-name="P106">16.3</text:p>
          </table:table-cell>
        </table:table-row>
        <table:table-row table:style-name="Table2.16">
          <table:table-cell table:style-name="Table2.A2" office:value-type="string">
            <text:p text:style-name="P106">20</text:p>
          </table:table-cell>
          <table:table-cell table:style-name="Table2.A2" office:value-type="string">
            <text:p text:style-name="P106">20.3</text:p>
          </table:table-cell>
          <table:table-cell table:style-name="Table2.C2" office:value-type="string">
            <text:p text:style-name="P106">16.7</text:p>
          </table:table-cell>
        </table:table-row>
      </table:table>
      <text:p text:style-name="P98"><text:soft-page-break/>Tabela-<text:span text:style-name="T58">Prosečan broj inverzija koji program ispisuje za obim uzorka 10</text:span></text:p>
      <text:p text:style-name="P26"/>
      <text:p text:style-name="P102"/>
      <text:p text:style-name="P102"/>
      <text:p text:style-name="P102">Broj pokretanja za svaku dužinu niza je 10. </text:p>
      <text:p text:style-name="P102"/>
      <text:p text:style-name="P103">Iz praktičnih razloga obim uzorka nije veći od 10. Za veći uzorak nam je potrebno dosta više vremena.</text:p>
      <text:p text:style-name="P103"/>
      <text:p text:style-name="P103"/>
      <text:p text:style-name="P103"/>
      <text:p text:style-name="P104"/>
      <text:p text:style-name="P50">Okruženje za testiranje</text:p>
      <text:p text:style-name="P30"/>
      <table:table table:name="Table1" table:style-name="Table1">
        <table:table-column table:style-name="Table1.A"/>
        <table:table-column table:style-name="Table1.B"/>
        <table:table-row>
          <table:table-cell table:style-name="Table1.A1" office:value-type="string">
            <text:p text:style-name="P36">Razvojno okruženje</text:p>
          </table:table-cell>
          <table:table-cell table:style-name="Table1.B1" office:value-type="string">
            <text:p text:style-name="P35">Jupyter Notebook</text:p>
          </table:table-cell>
        </table:table-row>
        <table:table-row>
          <table:table-cell table:style-name="Table1.A2" office:value-type="string">
            <text:p text:style-name="P34">Verzija interpretera</text:p>
          </table:table-cell>
          <table:table-cell table:style-name="Table1.B2" office:value-type="string">
            <text:p text:style-name="P34">Python 3.6.9</text:p>
          </table:table-cell>
        </table:table-row>
        <table:table-row>
          <table:table-cell table:style-name="Table1.A2" office:value-type="string">
            <text:p text:style-name="P32">Operativni sistem</text:p>
          </table:table-cell>
          <table:table-cell table:style-name="Table1.B2" office:value-type="string">
            <text:p text:style-name="P32">Ubuntu 18.04</text:p>
          </table:table-cell>
        </table:table-row>
        <table:table-row>
          <table:table-cell table:style-name="Table1.A2" office:value-type="string">
            <text:p text:style-name="P33">Procesor:</text:p>
          </table:table-cell>
          <table:table-cell table:style-name="Table1.B2" office:value-type="string">
            <text:p text:style-name="P33">AMD Ryzen 5 2600</text:p>
          </table:table-cell>
        </table:table-row>
      </table:table>
      <text:p text:style-name="P31">Tabela prikaza okruženja <text:span text:style-name="T57">za testiranje</text:span></text:p>
      <text:p text:style-name="P29"/>
      <text:p text:style-name="P27"/>
      <text:p text:style-name="P28"/>
      <text:p text:style-name="P26"/>
      <text:p text:style-name="P26"/>
      <text:p text:style-name="P86">Zaključak</text:p>
      <text:p text:style-name="P101"/>
      <text:p text:style-name="P87">Literatura</text:p>
      <text:p text:style-name="P5"/>
      <text:p text:style-name="P20"><text:bookmark-start text:name="Literatura 1"/>(1)<text:bookmark-end text:name="Literatura 1"/></text:p>
      <text:p text:style-name="P78"><text:span text:style-name="T47">Sorting Unsigned Permutations by Reversals using </text:span><text:span text:style-name="T46">Multi-Objective EvolutionaryAlgorithms with Variable Size Individuals</text:span></text:p>
      <text:p text:style-name="P80">Ahmadreza Ghaffarizadeh, Kamilia Ahmadi and Nicholas S. Flann</text:p>
      <text:p text:style-name="P88">Computer Science Department, Utah State University, Logan Utah 84322-4205</text:p>
      <text:p text:style-name="P79"/>
      <text:p text:style-name="P21"><text:span text:style-name="T9">Link</text:span><text:span text:style-name="T48">: </text:span><text:span text:style-name="T47">https://www.researchgate.net/publication/221009015_Sorting_unsigned_permutations_by_reversals_using_multi-objective_evolutionary_algorithms_with_variable_size_individua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Light" svg:font-family="'Noto Sans Light'" style:font-family-generic="roman" style:font-pitch="variable"/>
    <style:font-face style:name="Noto Sans Regular" svg:font-family="'Noto Sans Regular'" style:font-family-generic="roman" style:font-pitch="variable"/>
    <style:font-face style:name="Noto Sans SemiBold" svg:font-family="'Noto Sans SemiBold'"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Noto Sans Regular" fo:font-family="'Noto Sans Regular'"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Noto Sans Regular" fo:font-family="'Noto Sans 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Noto Sans Regular" fo:font-family="'Noto Sans 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Noto Sans Regular" fo:font-family="'Noto Sans 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Noto Sans Regular" fo:font-family="'Noto Sans 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fo:line-height="150%"/>
      <style:text-properties fo:color="#000000" style:text-outline="false" style:text-line-through-style="none" style:text-line-through-type="none" style:font-name="Noto Sans Regular" fo:font-family="'Noto Sans Regular'"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fo:line-height="150%" fo:text-align="start" style:justify-single-word="false"/>
      <style:text-properties fo:color="#000000" style:text-outline="false" style:text-line-through-style="none" style:text-line-through-type="none" style:font-name="Noto Sans Regular" fo:font-family="'Noto Sans 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Noto Sans Regular" fo:font-family="'Noto Sans Regular'"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oto Sans Regular" fo:font-family="'Noto Sans Regular'"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Noto Sans Regular" fo:font-family="'Noto Sans Regular'"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Alizarin_7e_LT_7e_Gliederung_20_1" style:display-name="Alizarin~LT~Gliederung 1" style:family="paragraph" style:default-outline-level="">
      <style:paragraph-properties fo:margin-top="0in" fo:margin-bottom="0.1583in" loext:contextual-spacing="false" fo:text-align="start" style:justify-single-word="false" fo:orphans="2" fo:widows="2" style:writing-mode="lr-tb"/>
      <style:text-properties fo:color="#1c1c1c" style:text-outline="false" style:text-line-through-style="none" style:text-line-through-type="none" style:font-name="Noto Sans SemiBold" fo:font-family="'Noto Sans SemiBold'"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Alizarin_7e_LT_7e_Gliederung_20_2" style:display-name="Alizarin~LT~Gliederung 2" style:family="paragraph" style:parent-style-name="Alizarin_7e_LT_7e_Gliederung_20_1" style:default-outline-level="">
      <style:paragraph-properties fo:margin-top="0in" fo:margin-bottom="0.1575in" loext:contextual-spacing="false"/>
      <style:text-properties fo:color="#1c1c1c" style:text-outline="false" style:text-line-through-style="none" style:text-line-through-type="none" style:font-name="Noto Sans Light" fo:font-family="'Noto Sans Light'"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Alizarin_7e_LT_7e_Gliederung_20_3" style:display-name="Alizarin~LT~Gliederung 3" style:family="paragraph" style:parent-style-name="Alizarin_7e_LT_7e_Gliederung_20_2" style:default-outline-level="">
      <style:paragraph-properties fo:margin-top="0in" fo:margin-bottom="0.1181in" loext:contextual-spacing="false"/>
      <style:text-properties fo:color="#1c1c1c" style:text-outline="false" style:text-line-through-style="none" style:text-line-through-type="none" style:font-name="Noto Sans Light" fo:font-family="'Noto Sans Light'"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_7e_LT_7e_Gliederung_20_4" style:display-name="Alizarin~LT~Gliederung 4" style:family="paragraph" style:parent-style-name="Alizarin_7e_LT_7e_Gliederung_20_3" style:default-outline-level="">
      <style:paragraph-properties fo:margin-top="0in" fo:margin-bottom="0.0783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_7e_LT_7e_Gliederung_20_5" style:display-name="Alizarin~LT~Gliederung 5" style:family="paragraph" style:parent-style-name="Alizarin_7e_LT_7e_Gliederung_20_4"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_7e_LT_7e_Gliederung_20_6" style:display-name="Alizarin~LT~Gliederung 6" style:family="paragraph" style:parent-style-name="Alizarin_7e_LT_7e_Gliederung_20_5"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_7e_LT_7e_Gliederung_20_7" style:display-name="Alizarin~LT~Gliederung 7" style:family="paragraph" style:parent-style-name="Alizarin_7e_LT_7e_Gliederung_20_6"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_7e_LT_7e_Gliederung_20_8" style:display-name="Alizarin~LT~Gliederung 8" style:family="paragraph" style:parent-style-name="Alizarin_7e_LT_7e_Gliederung_20_7"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Alizarin_7e_LT_7e_Gliederung_20_9" style:display-name="Alizarin~LT~Gliederung 9" style:family="paragraph" style:parent-style-name="Alizarin_7e_LT_7e_Gliederung_20_8"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Alizarin_7e_LT_7e_Titel" style:display-name="Alizarin~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Noto Sans Black" fo:font-family="'Noto Sans Black'"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Alizarin_7e_LT_7e_Untertitel" style:display-name="Alizarin~LT~Untertitel" style:family="paragraph" style:default-outline-level="">
      <style:paragraph-properties fo:text-align="start" style:justify-single-word="false" fo:orphans="2" fo:widows="2" style:writing-mode="lr-tb"/>
      <style:text-properties fo:color="#1c1c1c" style:text-outline="false" style:text-line-through-style="none" style:text-line-through-type="none" style:font-name="Noto Sans Light" fo:font-family="'Noto Sans Light'"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Alizarin_7e_LT_7e_Notizen" style:display-name="Alizarin~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Alizarin_7e_LT_7e_Hintergrundobjekte" style:display-name="Alizarin~LT~Hintergrundobjekte" style:family="paragraph" style:default-outline-level="">
      <style:paragraph-properties fo:text-align="start" style:justify-single-word="false" fo:orphans="2" fo:widows="2" style:writing-mode="lr-tb"/>
      <style:text-properties fo:color="#ffffff" style:font-name="Noto Sans Black" fo:font-family="'Noto Sans Black'" style:font-family-generic="roman" style:font-pitch="variable" fo:font-size="18pt" fo:font-weight="normal" style:letter-kerning="true" style:font-name-asian="DejaVu Sans" style:font-family-asian="'DejaVu Sans'" style:font-family-generic-asian="system" style:font-pitch-asian="variable" style:font-size-asian="18pt" style:font-weight-asian="normal" style:font-name-complex="Liberation Sans2" style:font-family-complex="'Liberation Sans'" style:font-family-generic-complex="system" style:font-pitch-complex="variable" style:font-size-complex="12pt"/>
    </style:style>
    <style:style style:name="Alizarin_7e_LT_7e_Hintergrund" style:display-name="Alizarin~LT~Hintergrun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fo:color="#ffffff" style:font-name="Noto Sans Black" fo:font-family="'Noto Sans Black'" style:font-family-generic="roman" style:font-pitch="variable" fo:font-size="18pt" fo:font-weight="normal" style:letter-kerning="true" style:font-name-asian="DejaVu Sans" style:font-family-asian="'DejaVu Sans'" style:font-family-generic-asian="system" style:font-pitch-asian="variable" style:font-size-asian="18pt" style:font-weight-asian="normal"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583in" loext:contextual-spacing="false" fo:text-align="start" style:justify-single-word="false" fo:orphans="2" fo:widows="2" style:writing-mode="lr-tb"/>
      <style:text-properties fo:color="#1c1c1c" style:text-outline="false" style:text-line-through-style="none" style:text-line-through-type="none" style:font-name="Noto Sans SemiBold" fo:font-family="'Noto Sans SemiBold'"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style:text-properties fo:color="#1c1c1c" style:text-outline="false" style:text-line-through-style="none" style:text-line-through-type="none" style:font-name="Noto Sans Light" fo:font-family="'Noto Sans Light'"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fo:color="#1c1c1c" style:text-outline="false" style:text-line-through-style="none" style:text-line-through-type="none" style:font-name="Noto Sans Light" fo:font-family="'Noto Sans Light'"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A4"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Title_20_A4" style:display-name="Title A4" style:family="paragraph" style:parent-style-name="A4" style:default-outline-level="">
      <style:text-properties fo:font-size="44pt" style:font-size-asian="44pt"/>
    </style:style>
    <style:style style:name="Heading_20_A4" style:display-name="Heading A4" style:family="paragraph" style:parent-style-name="A4" style:default-outline-level="">
      <style:text-properties fo:font-size="24pt" style:font-size-asian="24pt"/>
    </style:style>
    <style:style style:name="Text_20_A4" style:display-name="Text A4" style:family="paragraph" style:parent-style-name="A4" style:default-outline-level="">
      <style:text-properties fo:font-size="18pt" style:font-size-asian="18pt"/>
    </style:style>
    <style:style style:name="Title_20_A0" style:display-name="Title A0" style:family="paragraph" style:parent-style-name="A4" style:default-outline-level="">
      <style:text-properties fo:font-size="96pt" style:font-size-asian="96pt"/>
    </style:style>
    <style:style style:name="Heading_20_A0" style:display-name="Heading A0" style:family="paragraph" style:parent-style-name="A4" style:default-outline-level="">
      <style:text-properties fo:font-size="72pt" style:font-size-asian="72pt"/>
    </style:style>
    <style:style style:name="Text_20_A0" style:display-name="Text A0" style:family="paragraph" style:parent-style-name="A4" style:default-outline-level="">
      <style:text-properties fo:font-size="18pt" style:font-size-asian="18pt"/>
    </style:style>
    <style:style style:name="Graphic" style:family="paragraph" style:default-outline-level="">
      <style:paragraph-properties fo:text-align="start" style:justify-single-word="false" fo:orphans="2" fo:widows="2" style:writing-mode="lr-tb"/>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Arrow_20_Dashed" style:display-name="Arrow Dashed" style:family="paragraph" style:parent-style-name="Lines" style:default-outline-level="">
      <style:text-properties style:font-name="Liberation Sans1" fo:font-family="'Liberation Sans'" style:font-family-generic="roman" style:font-pitch="variable" fo:font-size="18pt" style:font-size-asian="18pt"/>
    </style:style>
    <style:style style:name="Alizarin0_7e_LT_7e_Gliederung_20_1" style:display-name="Alizarin0~LT~Gliederung 1" style:family="paragraph" style:default-outline-level="">
      <style:paragraph-properties fo:margin-top="0in" fo:margin-bottom="0.1583in" loext:contextual-spacing="false" fo:text-align="start" style:justify-single-word="false" fo:orphans="2" fo:widows="2" style:writing-mode="lr-tb"/>
      <style:text-properties fo:color="#1c1c1c" style:text-outline="false" style:text-line-through-style="none" style:text-line-through-type="none" style:font-name="Noto Sans SemiBold" fo:font-family="'Noto Sans SemiBold'"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Alizarin0_7e_LT_7e_Gliederung_20_2" style:display-name="Alizarin0~LT~Gliederung 2" style:family="paragraph" style:parent-style-name="Alizarin0_7e_LT_7e_Gliederung_20_1" style:default-outline-level="">
      <style:paragraph-properties fo:margin-top="0in" fo:margin-bottom="0.1571in" loext:contextual-spacing="false"/>
      <style:text-properties fo:color="#1c1c1c" style:text-outline="false" style:text-line-through-style="none" style:text-line-through-type="none" style:font-name="Noto Sans Light" fo:font-family="'Noto Sans Light'"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Alizarin0_7e_LT_7e_Gliederung_20_3" style:display-name="Alizarin0~LT~Gliederung 3" style:family="paragraph" style:parent-style-name="Alizarin0_7e_LT_7e_Gliederung_20_2" style:default-outline-level="">
      <style:paragraph-properties fo:margin-top="0in" fo:margin-bottom="0.1181in" loext:contextual-spacing="false"/>
      <style:text-properties fo:color="#1c1c1c" style:text-outline="false" style:text-line-through-style="none" style:text-line-through-type="none" style:font-name="Noto Sans Light" fo:font-family="'Noto Sans Light'"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0_7e_LT_7e_Gliederung_20_4" style:display-name="Alizarin0~LT~Gliederung 4" style:family="paragraph" style:parent-style-name="Alizarin0_7e_LT_7e_Gliederung_20_3" style:default-outline-level="">
      <style:paragraph-properties fo:margin-top="0in" fo:margin-bottom="0.0783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0_7e_LT_7e_Gliederung_20_5" style:display-name="Alizarin0~LT~Gliederung 5" style:family="paragraph" style:parent-style-name="Alizarin0_7e_LT_7e_Gliederung_20_4"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0_7e_LT_7e_Gliederung_20_6" style:display-name="Alizarin0~LT~Gliederung 6" style:family="paragraph" style:parent-style-name="Alizarin0_7e_LT_7e_Gliederung_20_5"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0_7e_LT_7e_Gliederung_20_7" style:display-name="Alizarin0~LT~Gliederung 7" style:family="paragraph" style:parent-style-name="Alizarin0_7e_LT_7e_Gliederung_20_6"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0_7e_LT_7e_Gliederung_20_8" style:display-name="Alizarin0~LT~Gliederung 8" style:family="paragraph" style:parent-style-name="Alizarin0_7e_LT_7e_Gliederung_20_7"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Alizarin0_7e_LT_7e_Gliederung_20_9" style:display-name="Alizarin0~LT~Gliederung 9" style:family="paragraph" style:parent-style-name="Alizarin0_7e_LT_7e_Gliederung_20_8"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Alizarin0_7e_LT_7e_Titel" style:display-name="Alizarin0~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Noto Sans Black" fo:font-family="'Noto Sans Black'"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Alizarin0_7e_LT_7e_Untertitel" style:display-name="Alizarin0~LT~Untertitel" style:family="paragraph" style:default-outline-level="">
      <style:paragraph-properties fo:text-align="start" style:justify-single-word="false" fo:orphans="2" fo:widows="2" style:writing-mode="lr-tb"/>
      <style:text-properties fo:color="#1c1c1c" style:text-outline="false" style:text-line-through-style="none" style:text-line-through-type="none" style:font-name="Noto Sans Light" fo:font-family="'Noto Sans Light'" style:font-family-generic="roman" style:font-pitch="variable"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2" style:font-family-complex="'Liberation Sans'" style:font-family-generic-complex="system" style:font-pitch-complex="variable" style:font-size-complex="12pt" style:text-emphasize="none"/>
    </style:style>
    <style:style style:name="Alizarin0_7e_LT_7e_Notizen" style:display-name="Alizarin0~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Alizarin0_7e_LT_7e_Hintergrundobjekte" style:display-name="Alizarin0~LT~Hintergrundobjekte" style:family="paragraph" style:default-outline-level="">
      <style:paragraph-properties fo:text-align="start" style:justify-single-word="false" fo:orphans="2" fo:widows="2" style:writing-mode="lr-tb"/>
      <style:text-properties fo:color="#e74c3c" style:font-name="Noto Sans Black" fo:font-family="'Noto Sans Black'" style:font-family-generic="roman" style:font-pitch="variable" fo:font-size="18pt" fo:font-weight="normal" style:letter-kerning="true" style:font-name-asian="DejaVu Sans" style:font-family-asian="'DejaVu Sans'" style:font-family-generic-asian="system" style:font-pitch-asian="variable" style:font-size-asian="18pt" style:font-weight-asian="normal" style:font-name-complex="Liberation Sans2" style:font-family-complex="'Liberation Sans'" style:font-family-generic-complex="system" style:font-pitch-complex="variable" style:font-size-complex="12pt"/>
    </style:style>
    <style:style style:name="Alizarin0_7e_LT_7e_Hintergrund" style:display-name="Alizarin0~LT~Hintergrun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4T14:56:37.558794829</meta:creation-date>
    <meta:generator>LibreOffice/6.0.7.3$Linux_X86_64 LibreOffice_project/00m0$Build-3</meta:generator>
    <dc:date>2021-01-09T23:09:25.063062709</dc:date>
    <meta:editing-duration>PT10H30M45S</meta:editing-duration>
    <meta:editing-cycles>117</meta:editing-cycles>
    <meta:document-statistic meta:table-count="3" meta:image-count="0" meta:object-count="0" meta:page-count="9" meta:paragraph-count="196" meta:word-count="1076" meta:character-count="7226" meta:non-whitespace-character-count="6301"/>
  </office:meta>
</office:document-meta>
</file>